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99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none" draw:fill="solid" draw:fill-color="#ffffff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8pt"/>
    </style:style>
    <style:style style:name="T1" style:family="text">
      <style:text-properties fo:font-size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5cm" svg:height="19cm" svg:x="7.601cm" svg:y="9.1cm">
          <text:p/>
          <draw:enhanced-geometry svg:viewBox="0 0 21600 21600" draw:type="rectangle" draw:enhanced-path="M 0 0 L 21600 0 21600 21600 0 21600 0 0 Z N"/>
        </draw:custom-shape>
        <draw:rect draw:style-name="STANDARD-MARGIN" draw:layer="layout" svg:width="3.5cm" svg:height="3.5cm" svg:x="8.6cm" svg:y="10.1cm">
          <text:p/>
        </draw:rect>
        <draw:rect draw:style-name="STANDARD-INNENBEREICH" draw:layer="layout" svg:width="2cm" svg:height="2cm" svg:x="9.35cm" svg:y="10.85cm">
          <text:p/>
        </draw:rect>
        <draw:rect draw:style-name="STANDARD-MARGIN" draw:layer="layout" svg:width="5.5cm" svg:height="3.5cm" svg:x="13.1cm" svg:y="10.1cm">
          <text:p/>
        </draw:rect>
        <draw:rect draw:style-name="STANDARD-INNENBEREICH" draw:layer="layout" svg:width="4cm" svg:height="2cm" svg:x="13.85cm" svg:y="10.85cm">
          <text:p/>
        </draw:rect>
        <draw:rect draw:style-name="STANDARD-MARGIN" draw:layer="layout" svg:width="3.5cm" svg:height="3.5cm" svg:x="19.6cm" svg:y="10.1cm">
          <text:p/>
        </draw:rect>
        <draw:rect draw:style-name="STANDARD-INNENBEREICH" draw:layer="layout" svg:width="2cm" svg:height="2cm" svg:x="20.35cm" svg:y="10.85cm">
          <text:p/>
        </draw:rect>
        <draw:rect draw:style-name="STANDARD-MARGIN" draw:layer="layout" svg:width="10cm" svg:height="3.5cm" svg:x="8.6cm" svg:y="14.6cm">
          <text:p/>
        </draw:rect>
        <draw:rect draw:style-name="STANDARD-INNENBEREICH" draw:layer="layout" svg:width="8.5cm" svg:height="2cm" svg:x="9.35cm" svg:y="15.35cm">
          <text:p/>
        </draw:rect>
        <draw:rect draw:style-name="STANDARD-MARGIN" draw:layer="layout" svg:width="3.5cm" svg:height="3.5cm" svg:x="19.6cm" svg:y="14.6cm">
          <text:p/>
        </draw:rect>
        <draw:rect draw:style-name="STANDARD-INNENBEREICH" draw:layer="layout" svg:width="2cm" svg:height="2cm" svg:x="20.35cm" svg:y="15.35cm">
          <text:p/>
        </draw:rect>
        <draw:rect draw:style-name="STANDARD-MARGIN" draw:layer="layout" svg:width="3.5cm" svg:height="3.5cm" svg:x="8.6cm" svg:y="19.1cm">
          <text:p/>
        </draw:rect>
        <draw:rect draw:style-name="STANDARD-INNENBEREICH" draw:layer="layout" svg:width="2cm" svg:height="2cm" svg:x="9.35cm" svg:y="19.85cm">
          <text:p/>
        </draw:rect>
        <draw:rect draw:style-name="STANDARD-MARGIN" draw:layer="layout" svg:width="10cm" svg:height="3.5cm" svg:x="13.1cm" svg:y="19.1cm">
          <text:p/>
        </draw:rect>
        <draw:rect draw:style-name="STANDARD-INNENBEREICH" draw:layer="layout" svg:width="8.5cm" svg:height="2cm" svg:x="13.85cm" svg:y="19.85cm">
          <text:p/>
        </draw:rect>
        <draw:rect draw:style-name="STANDARD-MARGIN" draw:layer="layout" svg:width="14.5cm" svg:height="3.5cm" svg:x="8.6cm" svg:y="23.6cm">
          <text:p/>
        </draw:rect>
        <draw:rect draw:style-name="STANDARD-INNENBEREICH" draw:layer="layout" svg:width="13cm" svg:height="2cm" svg:x="9.35cm" svg:y="24.35cm">
          <text:p/>
        </draw:rect>
        <draw:line draw:style-name="STANDARD-MASSLINIE" draw:layer="measurelines" svg:x1="8.601cm" svg:y1="6.15cm" svg:x2="8.601cm" svg:y2="27.212cm">
          <text:p/>
        </draw:line>
        <draw:line draw:style-name="STANDARD-MASSLINIE" draw:layer="measurelines" svg:x1="9.351cm" svg:y1="8.8cm" svg:x2="9.351cm" svg:y2="27.1cm">
          <text:p/>
        </draw:line>
        <draw:line draw:style-name="STANDARD-MASSLINIE" draw:layer="measurelines" svg:x1="11.351cm" svg:y1="8.8cm" svg:x2="11.351cm" svg:y2="27.1cm">
          <text:p/>
        </draw:line>
        <draw:line draw:style-name="STANDARD-MASSLINIE" draw:layer="measurelines" svg:x1="13.101cm" svg:y1="6.15cm" svg:x2="13.101cm" svg:y2="27.212cm">
          <text:p/>
        </draw:line>
        <draw:line draw:style-name="STANDARD-MASSLINIE" draw:layer="measurelines" svg:x1="13.851cm" svg:y1="8.8cm" svg:x2="13.851cm" svg:y2="27.1cm">
          <text:p/>
        </draw:line>
        <draw:line draw:style-name="STANDARD-MASSLINIE" draw:layer="measurelines" svg:x1="17.851cm" svg:y1="8.8cm" svg:x2="17.851cm" svg:y2="27.1cm">
          <text:p/>
        </draw:line>
        <draw:line draw:style-name="STANDARD-MASSLINIE" draw:layer="measurelines" svg:x1="18.601cm" svg:y1="6.15cm" svg:x2="18.601cm" svg:y2="27.212cm">
          <text:p/>
        </draw:line>
        <draw:line draw:style-name="STANDARD-MASSLINIE" draw:layer="measurelines" svg:x1="19.601cm" svg:y1="6.15cm" svg:x2="19.601cm" svg:y2="27.212cm">
          <text:p/>
        </draw:line>
        <draw:line draw:style-name="STANDARD-MASSLINIE" draw:layer="measurelines" svg:x1="20.351cm" svg:y1="8.8cm" svg:x2="20.351cm" svg:y2="27.1cm">
          <text:p/>
        </draw:line>
        <draw:line draw:style-name="STANDARD-MASSLINIE" draw:layer="measurelines" svg:x1="22.351cm" svg:y1="8.8cm" svg:x2="22.351cm" svg:y2="27.1cm">
          <text:p/>
        </draw:line>
        <draw:line draw:style-name="STANDARD-MASSLINIE" draw:layer="measurelines" svg:x1="23.101cm" svg:y1="6.15cm" svg:x2="23.101cm" svg:y2="27.212cm">
          <text:p/>
        </draw:line>
        <draw:line draw:style-name="STANDARD-MASSLINIE" draw:layer="measurelines" svg:x1="12.101cm" svg:y1="6.15cm" svg:x2="12.101cm" svg:y2="27.212cm">
          <text:p/>
        </draw:line>
        <draw:line draw:style-name="STANDARD-MASSLINIE" draw:layer="measurelines" svg:x1="23.101cm" svg:y1="10.1cm" svg:x2="2.501cm" svg:y2="10.1cm">
          <text:p/>
        </draw:line>
        <draw:line draw:style-name="STANDARD-MASSLINIE" draw:layer="measurelines" svg:x1="23.101cm" svg:y1="10.85cm" svg:x2="5.25cm" svg:y2="10.85cm">
          <text:p/>
        </draw:line>
        <draw:line draw:style-name="STANDARD-MASSLINIE" draw:layer="measurelines" svg:x1="23.101cm" svg:y1="12.85cm" svg:x2="5.25cm" svg:y2="12.85cm">
          <text:p/>
        </draw:line>
        <draw:line draw:style-name="STANDARD-MASSLINIE" draw:layer="measurelines" svg:x1="23.101cm" svg:y1="13.6cm" svg:x2="2.501cm" svg:y2="13.6cm">
          <text:p/>
        </draw:line>
        <draw:line draw:style-name="STANDARD-ABMESSUNGEN" draw:layer="measurelines" svg:x1="9.351cm" svg:y1="8.8cm" svg:x2="11.351cm" svg:y2="8.8cm">
          <text:p/>
        </draw:line>
        <draw:line draw:style-name="STANDARD-ABMESSUNGEN" draw:layer="measurelines" svg:x1="8.601cm" svg:y1="8.8cm" svg:x2="9.351cm" svg:y2="8.8cm">
          <text:p/>
        </draw:line>
        <draw:line draw:style-name="STANDARD-ABMESSUNGEN" draw:layer="measurelines" svg:x1="11.351cm" svg:y1="8.8cm" svg:x2="12.101cm" svg:y2="8.8cm">
          <text:p/>
        </draw:line>
        <draw:line draw:style-name="STANDARD-ABMESSUNGEN" draw:layer="measurelines" svg:x1="13.101cm" svg:y1="8.8cm" svg:x2="13.851cm" svg:y2="8.8cm">
          <text:p/>
        </draw:line>
        <draw:line draw:style-name="STANDARD-ABMESSUNGEN" draw:layer="measurelines" svg:x1="13.851cm" svg:y1="8.8cm" svg:x2="17.851cm" svg:y2="8.8cm">
          <text:p/>
        </draw:line>
        <draw:line draw:style-name="STANDARD-ABMESSUNGEN" draw:layer="measurelines" svg:x1="17.851cm" svg:y1="8.8cm" svg:x2="18.601cm" svg:y2="8.8cm">
          <text:p/>
        </draw:line>
        <draw:line draw:style-name="STANDARD-ABMESSUNGEN" draw:layer="measurelines" svg:x1="19.601cm" svg:y1="8.8cm" svg:x2="20.351cm" svg:y2="8.8cm">
          <text:p/>
        </draw:line>
        <draw:line draw:style-name="STANDARD-ABMESSUNGEN" draw:layer="measurelines" svg:x1="22.351cm" svg:y1="8.8cm" svg:x2="20.351cm" svg:y2="8.8cm">
          <text:p/>
        </draw:line>
        <draw:line draw:style-name="STANDARD-ABMESSUNGEN" draw:layer="measurelines" svg:x1="23.101cm" svg:y1="8.8cm" svg:x2="22.351cm" svg:y2="8.8cm">
          <text:p/>
        </draw:line>
        <draw:line draw:style-name="STANDARD-ABMESSUNGEN" draw:layer="measurelines" svg:x1="12.101cm" svg:y1="8.8cm" svg:x2="13.101cm" svg:y2="8.8cm">
          <text:p/>
        </draw:line>
        <draw:line draw:style-name="STANDARD-ABMESSUNGEN" draw:layer="measurelines" svg:x1="18.601cm" svg:y1="8.8cm" svg:x2="19.601cm" svg:y2="8.8cm">
          <text:p/>
        </draw:line>
        <draw:line draw:style-name="STANDARD-BERECHNET" draw:layer="measurelines" svg:x1="8.6cm" svg:y1="6.15cm" svg:x2="12.1cm" svg:y2="6.15cm">
          <text:p/>
        </draw:line>
        <draw:line draw:style-name="STANDARD-BERECHNET" draw:layer="measurelines" svg:x1="13.1cm" svg:y1="6.15cm" svg:x2="18.6cm" svg:y2="6.15cm">
          <text:p/>
        </draw:line>
        <draw:line draw:style-name="STANDARD-BERECHNET" draw:layer="measurelines" svg:x1="19.6cm" svg:y1="6.15cm" svg:x2="23.1cm" svg:y2="6.15cm">
          <text:p/>
        </draw:line>
        <draw:line draw:style-name="STANDARD-ABMESSUNGEN" draw:layer="measurelines" svg:x1="5.301cm" svg:y1="10.85cm" svg:x2="5.301cm" svg:y2="10.1cm">
          <text:p/>
        </draw:line>
        <draw:line draw:style-name="STANDARD-ABMESSUNGEN" draw:layer="measurelines" svg:x1="5.301cm" svg:y1="12.85cm" svg:x2="5.301cm" svg:y2="10.85cm">
          <text:p/>
        </draw:line>
        <draw:line draw:style-name="STANDARD-ABMESSUNGEN" draw:layer="measurelines" svg:x1="5.301cm" svg:y1="13.6cm" svg:x2="5.301cm" svg:y2="12.85cm">
          <text:p/>
        </draw:line>
        <draw:line draw:style-name="STANDARD-BERECHNET" draw:layer="measurelines" svg:x1="2.551cm" svg:y1="13.6cm" svg:x2="2.551cm" svg:y2="10.1cm">
          <text:p/>
        </draw:line>
        <draw:line draw:style-name="STANDARD-MASSLINIE" draw:layer="measurelines" svg:x1="23.101cm" svg:y1="14.6cm" svg:x2="2.501cm" svg:y2="14.6cm">
          <text:p/>
        </draw:line>
        <draw:line draw:style-name="STANDARD-ABMESSUNGEN" draw:layer="measurelines" svg:x1="5.301cm" svg:y1="14.6cm" svg:x2="5.301cm" svg:y2="13.6cm">
          <text:p/>
        </draw:line>
        <draw:line draw:style-name="STANDARD-ABMESSUNGEN" draw:layer="measurelines" svg:x1="13.85cm" svg:y1="12.35cm" svg:x2="17.85cm" svg:y2="12.35cm">
          <text:p/>
        </draw:line>
        <draw:line draw:style-name="STANDARD-ABMESSUNGEN" draw:layer="measurelines" svg:x1="9.35cm" svg:y1="16.85cm" svg:x2="17.85cm" svg:y2="16.85cm">
          <text:p/>
        </draw:line>
        <draw:line draw:style-name="STANDARD-MASSLINIE" draw:layer="measurelines" svg:x1="23.101cm" svg:y1="18.1cm" svg:x2="2.501cm" svg:y2="18.1cm">
          <text:p/>
        </draw:line>
        <draw:line draw:style-name="STANDARD-MASSLINIE" draw:layer="measurelines" svg:x1="23.101cm" svg:y1="19.1cm" svg:x2="2.501cm" svg:y2="19.1cm">
          <text:p/>
        </draw:line>
        <draw:line draw:style-name="STANDARD-ABMESSUNGEN" draw:layer="measurelines" svg:x1="13.85cm" svg:y1="21.35cm" svg:x2="22.35cm" svg:y2="21.35cm">
          <text:p/>
        </draw:line>
        <draw:line draw:style-name="STANDARD-MASSLINIE" draw:layer="measurelines" svg:x1="23.101cm" svg:y1="22.6cm" svg:x2="2.501cm" svg:y2="22.6cm">
          <text:p/>
        </draw:line>
        <draw:line draw:style-name="STANDARD-MASSLINIE" draw:layer="measurelines" svg:x1="23.101cm" svg:y1="23.6cm" svg:x2="2.501cm" svg:y2="23.6cm">
          <text:p/>
        </draw:line>
        <draw:line draw:style-name="STANDARD-ABMESSUNGEN" draw:layer="measurelines" svg:x1="9.35cm" svg:y1="25.85cm" svg:x2="22.35cm" svg:y2="25.85cm">
          <text:p/>
        </draw:line>
        <draw:line draw:style-name="STANDARD-ABMESSUNGEN" draw:layer="measurelines" svg:x1="5.301cm" svg:y1="15.35cm" svg:x2="5.301cm" svg:y2="14.6cm">
          <text:p/>
        </draw:line>
        <draw:line draw:style-name="STANDARD-ABMESSUNGEN" draw:layer="measurelines" svg:x1="5.301cm" svg:y1="17.35cm" svg:x2="5.301cm" svg:y2="15.35cm">
          <text:p/>
        </draw:line>
        <draw:line draw:style-name="STANDARD-ABMESSUNGEN" draw:layer="measurelines" svg:x1="5.301cm" svg:y1="18.1cm" svg:x2="5.301cm" svg:y2="17.35cm">
          <text:p/>
        </draw:line>
        <draw:line draw:style-name="STANDARD-BERECHNET" draw:layer="measurelines" svg:x1="2.551cm" svg:y1="18.1cm" svg:x2="2.551cm" svg:y2="14.6cm">
          <text:p/>
        </draw:line>
        <draw:line draw:style-name="STANDARD-ABMESSUNGEN" draw:layer="measurelines" svg:x1="5.301cm" svg:y1="19.1cm" svg:x2="5.301cm" svg:y2="18.1cm">
          <text:p/>
        </draw:line>
        <draw:line draw:style-name="STANDARD-ABMESSUNGEN" draw:layer="measurelines" svg:x1="5.301cm" svg:y1="19.85cm" svg:x2="5.301cm" svg:y2="19.1cm">
          <text:p/>
        </draw:line>
        <draw:line draw:style-name="STANDARD-ABMESSUNGEN" draw:layer="measurelines" svg:x1="5.301cm" svg:y1="21.85cm" svg:x2="5.301cm" svg:y2="19.85cm">
          <text:p/>
        </draw:line>
        <draw:line draw:style-name="STANDARD-ABMESSUNGEN" draw:layer="measurelines" svg:x1="5.301cm" svg:y1="22.6cm" svg:x2="5.301cm" svg:y2="21.85cm">
          <text:p/>
        </draw:line>
        <draw:line draw:style-name="STANDARD-BERECHNET" draw:layer="measurelines" svg:x1="2.551cm" svg:y1="22.6cm" svg:x2="2.551cm" svg:y2="19.1cm">
          <text:p/>
        </draw:line>
        <draw:line draw:style-name="STANDARD-ABMESSUNGEN" draw:layer="measurelines" svg:x1="5.301cm" svg:y1="23.6cm" svg:x2="5.301cm" svg:y2="22.6cm">
          <text:p/>
        </draw:line>
        <draw:line draw:style-name="STANDARD-ABMESSUNGEN" draw:layer="measurelines" svg:x1="5.301cm" svg:y1="24.35cm" svg:x2="5.301cm" svg:y2="23.6cm">
          <text:p/>
        </draw:line>
        <draw:line draw:style-name="STANDARD-ABMESSUNGEN" draw:layer="measurelines" svg:x1="5.301cm" svg:y1="26.35cm" svg:x2="5.301cm" svg:y2="24.35cm">
          <text:p/>
        </draw:line>
        <draw:line draw:style-name="STANDARD-ABMESSUNGEN" draw:layer="measurelines" svg:x1="5.301cm" svg:y1="27.1cm" svg:x2="5.301cm" svg:y2="26.35cm">
          <text:p/>
        </draw:line>
        <draw:line draw:style-name="STANDARD-BERECHNET" draw:layer="measurelines" svg:x1="2.551cm" svg:y1="27.1cm" svg:x2="2.551cm" svg:y2="23.6cm">
          <text:p/>
        </draw:line>
        <draw:line draw:style-name="STANDARD-MASSLINIE" draw:layer="measurelines" svg:x1="23.101cm" svg:y1="15.35cm" svg:x2="5.25cm" svg:y2="15.35cm">
          <text:p/>
        </draw:line>
        <draw:line draw:style-name="STANDARD-MASSLINIE" draw:layer="measurelines" svg:x1="23.101cm" svg:y1="17.35cm" svg:x2="5.25cm" svg:y2="17.35cm">
          <text:p/>
        </draw:line>
        <draw:line draw:style-name="STANDARD-MASSLINIE" draw:layer="measurelines" svg:x1="23.101cm" svg:y1="19.85cm" svg:x2="5.25cm" svg:y2="19.85cm">
          <text:p/>
        </draw:line>
        <draw:line draw:style-name="STANDARD-MASSLINIE" draw:layer="measurelines" svg:x1="23.101cm" svg:y1="21.85cm" svg:x2="5.25cm" svg:y2="21.85cm">
          <text:p/>
        </draw:line>
        <draw:line draw:style-name="STANDARD-MASSLINIE" draw:layer="measurelines" svg:x1="23.101cm" svg:y1="24.35cm" svg:x2="5.25cm" svg:y2="24.35cm">
          <text:p/>
        </draw:line>
        <draw:line draw:style-name="STANDARD-MASSLINIE" draw:layer="measurelines" svg:x1="23.101cm" svg:y1="26.35cm" svg:x2="5.25cm" svg:y2="26.35cm">
          <text:p/>
        </draw:line>
        <draw:line draw:style-name="STANDARD-MASSLINIE" draw:layer="measurelines" svg:x1="23.1cm" svg:y1="27.1cm" svg:x2="2.5cm" svg:y2="27.1cm">
          <text:p/>
        </draw:line>
        <draw:line draw:style-name="STANDARD-BERECHNET" draw:layer="measurelines" svg:x1="13.1cm" svg:y1="11.35cm" svg:x2="18.6cm" svg:y2="11.35cm">
          <text:p/>
        </draw:line>
        <draw:line draw:style-name="STANDARD-BERECHNET" draw:layer="measurelines" svg:x1="8.6cm" svg:y1="15.85cm" svg:x2="18.6cm" svg:y2="15.85cm">
          <text:p/>
        </draw:line>
        <draw:line draw:style-name="STANDARD-BERECHNET" draw:layer="measurelines" svg:x1="13.1cm" svg:y1="20.35cm" svg:x2="23.1cm" svg:y2="20.35cm">
          <text:p/>
        </draw:line>
        <draw:line draw:style-name="STANDARD-BERECHNET" draw:layer="measurelines" svg:x1="8.6cm" svg:y1="24.85cm" svg:x2="23.1cm" svg:y2="24.85cm">
          <text:p/>
        </draw:line>
        <draw:frame draw:style-name="STANDARD-BESCHRIFTUNG" draw:layer="Beschriftungen" svg:width="1.907cm" svg:height="0.34cm" svg:x="3.286cm" svg:y="10.332cm">
          <draw:text-box>
            <text:p>Top margin</text:p>
          </draw:text-box>
        </draw:frame>
        <draw:frame draw:style-name="STANDARD-BESCHRIFTUNG" draw:layer="Beschriftungen" svg:width="2.479cm" svg:height="0.34cm" svg:x="2.746cm" svg:y="13.018cm">
          <draw:text-box>
            <text:p>Bottom Margin</text:p>
          </draw:text-box>
        </draw:frame>
        <draw:frame draw:style-name="STANDARD-BESCHRIFTUNG" draw:layer="Beschriftungen" svg:width="2.288cm" svg:height="0.34cm" svg:x="2.926cm" svg:y="11.582cm">
          <draw:text-box>
            <text:p>Inner height</text:p>
          </draw:text-box>
        </draw:frame>
        <draw:frame draw:style-name="STANDARD-BESCHRIFTUNG" draw:layer="Beschriftungen" svg:width="1.907cm" svg:height="0.34cm" svg:x="3.286cm" svg:y="14.832cm">
          <draw:text-box>
            <text:p>Top margin</text:p>
          </draw:text-box>
        </draw:frame>
        <draw:frame draw:style-name="STANDARD-BESCHRIFTUNG" draw:layer="Beschriftungen" svg:width="2.479cm" svg:height="0.34cm" svg:x="2.746cm" svg:y="17.518cm">
          <draw:text-box>
            <text:p>Bottom Margin</text:p>
          </draw:text-box>
        </draw:frame>
        <draw:frame draw:style-name="STANDARD-BESCHRIFTUNG" draw:layer="Beschriftungen" svg:width="2.288cm" svg:height="0.34cm" svg:x="2.926cm" svg:y="16.082cm">
          <draw:text-box>
            <text:p>Inner height</text:p>
          </draw:text-box>
        </draw:frame>
        <draw:frame draw:style-name="STANDARD-BESCHRIFTUNG" draw:layer="Beschriftungen" svg:width="1.907cm" svg:height="0.34cm" svg:x="3.286cm" svg:y="19.35cm">
          <draw:text-box>
            <text:p>Top margin</text:p>
          </draw:text-box>
        </draw:frame>
        <draw:frame draw:style-name="STANDARD-BESCHRIFTUNG" draw:layer="Beschriftungen" svg:width="2.479cm" svg:height="0.34cm" svg:x="2.746cm" svg:y="22.036cm">
          <draw:text-box>
            <text:p>Bottom Margin</text:p>
          </draw:text-box>
        </draw:frame>
        <draw:frame draw:style-name="STANDARD-BESCHRIFTUNG" draw:layer="Beschriftungen" svg:width="2.288cm" svg:height="0.34cm" svg:x="2.926cm" svg:y="20.6cm">
          <draw:text-box>
            <text:p>Inner height</text:p>
          </draw:text-box>
        </draw:frame>
        <draw:frame draw:style-name="STANDARD-BESCHRIFTUNG" draw:layer="Beschriftungen" svg:width="1.907cm" svg:height="0.34cm" svg:x="3.286cm" svg:y="23.832cm">
          <draw:text-box>
            <text:p>Top margin</text:p>
          </draw:text-box>
        </draw:frame>
        <draw:frame draw:style-name="STANDARD-BESCHRIFTUNG" draw:layer="Beschriftungen" svg:width="2.479cm" svg:height="0.34cm" svg:x="2.69cm" svg:y="26.518cm">
          <draw:text-box>
            <text:p>Bottom Margin</text:p>
          </draw:text-box>
        </draw:frame>
        <draw:frame draw:style-name="STANDARD-BESCHRIFTUNG" draw:layer="Beschriftungen" svg:width="2.288cm" svg:height="0.34cm" svg:x="2.926cm" svg:y="25.082cm">
          <draw:text-box>
            <text:p>Inner height</text:p>
          </draw:text-box>
        </draw:frame>
        <draw:frame draw:style-name="STANDARD-BESCHRIFTUNG" draw:layer="Beschriftungen" svg:width="2.098cm" svg:height="0.34cm" svg:x="3.106cm" svg:y="13.918cm">
          <draw:text-box>
            <text:p>Box Spacing</text:p>
          </draw:text-box>
        </draw:frame>
        <draw:frame draw:style-name="STANDARD-BESCHRIFTUNG" draw:layer="Beschriftungen" svg:width="2.098cm" svg:height="0.34cm" svg:x="3.106cm" svg:y="18.418cm">
          <draw:text-box>
            <text:p>Box Spacing</text:p>
          </draw:text-box>
        </draw:frame>
        <draw:frame draw:style-name="STANDARD-BESCHRIFTUNG" draw:layer="Beschriftungen" svg:width="2.098cm" svg:height="0.34cm" svg:x="3.106cm" svg:y="22.918cm">
          <draw:text-box>
            <text:p>Box Spacing</text:p>
          </draw:text-box>
        </draw:frame>
        <draw:frame draw:style-name="STANDARD-BESCHRIFTUNG-BERECHNET" draw:layer="Beschriftungen" svg:width="1.145cm" svg:height="0.34cm" draw:transform="rotate (1.5707963267946) translate (2.133cm 12.431cm)">
          <draw:text-box>
            <text:p>Height</text:p>
          </draw:text-box>
        </draw:frame>
        <draw:frame draw:style-name="STANDARD-BESCHRIFTUNG-BERECHNET" draw:layer="Beschriftungen" svg:width="1.145cm" svg:height="0.34cm" draw:transform="rotate (1.5707963267946) translate (2.133cm 16.931cm)">
          <draw:text-box>
            <text:p>Height</text:p>
          </draw:text-box>
        </draw:frame>
        <draw:frame draw:style-name="STANDARD-BESCHRIFTUNG-BERECHNET" draw:layer="Beschriftungen" svg:width="1.145cm" svg:height="0.34cm" draw:transform="rotate (1.5707963267946) translate (2.114cm 21.449cm)">
          <draw:text-box>
            <text:p>Height</text:p>
          </draw:text-box>
        </draw:frame>
        <draw:frame draw:style-name="STANDARD-BESCHRIFTUNG-BERECHNET" draw:layer="Beschriftungen" svg:width="1.145cm" svg:height="0.34cm" draw:transform="rotate (1.5707963267946) translate (2.133cm 25.931cm)">
          <draw:text-box>
            <text:p>Height</text:p>
          </draw:text-box>
        </draw:frame>
        <draw:frame draw:style-name="STANDARD-BESCHRIFTUNG" draw:layer="Beschriftungen" svg:width="2.098cm" svg:height="0.34cm" draw:transform="rotate (1.5707963267946) translate (18.933cm 8.667cm)">
          <draw:text-box>
            <text:p>Box Spacing</text:p>
          </draw:text-box>
        </draw:frame>
        <draw:frame draw:style-name="STANDARD-BESCHRIFTUNG" draw:layer="Beschriftungen" svg:width="2.098cm" svg:height="0.34cm" draw:transform="rotate (1.5707963267946) translate (12.433cm 8.667cm)">
          <draw:text-box>
            <text:p>Box Spacing</text:p>
          </draw:text-box>
        </draw:frame>
        <draw:frame draw:style-name="STANDARD-BESCHRIFTUNG" draw:layer="Beschriftungen" svg:width="2.098cm" svg:height="0.34cm" draw:transform="rotate (1.5707963267946) translate (8.833cm 8.667cm)">
          <draw:text-box>
            <text:p>Left Margin</text:p>
          </draw:text-box>
        </draw:frame>
        <draw:frame draw:style-name="STANDARD-BESCHRIFTUNG" draw:layer="Beschriftungen" svg:width="2.098cm" svg:height="0.34cm" draw:transform="rotate (1.5707963267946) translate (13.333cm 8.667cm)">
          <draw:text-box>
            <text:p>Left Margin</text:p>
          </draw:text-box>
        </draw:frame>
        <draw:frame draw:style-name="STANDARD-BESCHRIFTUNG" draw:layer="Beschriftungen" svg:width="2.098cm" svg:height="0.34cm" draw:transform="rotate (1.5707963267946) translate (19.833cm 8.667cm)">
          <draw:text-box>
            <text:p>Left Margin</text:p>
          </draw:text-box>
        </draw:frame>
        <draw:frame draw:style-name="STANDARD-BESCHRIFTUNG" draw:layer="Beschriftungen" svg:width="2.288cm" svg:height="0.34cm" draw:transform="rotate (1.5707963267946) translate (22.531cm 8.678cm)">
          <draw:text-box>
            <text:p>Right Margin</text:p>
          </draw:text-box>
        </draw:frame>
        <draw:frame draw:style-name="STANDARD-BESCHRIFTUNG" draw:layer="Beschriftungen" svg:width="2.288cm" svg:height="0.34cm" draw:transform="rotate (1.5707963267946) translate (18.031cm 8.678cm)">
          <draw:text-box>
            <text:p>Right Margin</text:p>
          </draw:text-box>
        </draw:frame>
        <draw:frame draw:style-name="STANDARD-BESCHRIFTUNG" draw:layer="Beschriftungen" svg:width="2.288cm" svg:height="0.34cm" draw:transform="rotate (1.5707963267946) translate (11.531cm 8.678cm)">
          <draw:text-box>
            <text:p>Right Margin</text:p>
          </draw:text-box>
        </draw:frame>
        <draw:frame draw:style-name="STANDARD-BESCHRIFTUNG" draw:layer="Beschriftungen" svg:width="2.098cm" svg:height="0.679cm" draw:transform="rotate (1.5707963267946) translate (10.064cm 8.667cm)">
          <draw:text-box>
            <text:p text:style-name="P2">Left Column<text:line-break/>inner Width</text:p>
          </draw:text-box>
        </draw:frame>
        <draw:frame draw:style-name="STANDARD-BESCHRIFTUNG" draw:layer="Beschriftungen" svg:width="2.479cm" svg:height="0.679cm" draw:transform="rotate (1.5707963267946) translate (15.612cm 8.689cm)">
          <draw:text-box>
            <text:p text:style-name="P2">Center Column<text:line-break/>inner Width</text:p>
          </draw:text-box>
        </draw:frame>
        <draw:frame draw:style-name="STANDARD-BESCHRIFTUNG" draw:layer="Beschriftungen" svg:width="2.479cm" svg:height="0.679cm" draw:transform="rotate (1.5707963267946) translate (21.112cm 8.689cm)">
          <draw:text-box>
            <text:p text:style-name="P2">Right Column <text:line-break/>inner Width</text:p>
          </draw:text-box>
        </draw:frame>
        <draw:frame draw:style-name="STANDARD-BESCHRIFTUNG-BERECHNET" draw:layer="Beschriftungen" svg:width="3.241cm" svg:height="0.34cm" svg:x="8.771cm" svg:y="5.732cm">
          <draw:text-box>
            <text:p>Left Column Width</text:p>
          </draw:text-box>
        </draw:frame>
        <draw:frame draw:style-name="STANDARD-BESCHRIFTUNG-BERECHNET" draw:layer="Beschriftungen" svg:width="3.622cm" svg:height="0.34cm" svg:x="14.081cm" svg:y="5.732cm">
          <draw:text-box>
            <text:p>Center Column Width</text:p>
          </draw:text-box>
        </draw:frame>
        <draw:frame draw:style-name="STANDARD-BESCHRIFTUNG-BERECHNET" draw:layer="Beschriftungen" svg:width="3.431cm" svg:height="0.34cm" svg:x="19.677cm" svg:y="5.732cm">
          <draw:text-box>
            <text:p>Right Column Width</text:p>
          </draw:text-box>
        </draw:frame>
        <draw:frame draw:style-name="STANDARD-BESCHRIFTUNG-MASSLINIE" draw:layer="Beschriftungen" svg:width="2.298cm" svg:height="0.721cm" svg:x="14.635cm" svg:y="11.937cm">
          <draw:text-box>
            <text:p>Data Area <text:line-break/>inner Width</text:p>
          </draw:text-box>
        </draw:frame>
        <draw:frame draw:style-name="STANDARD-BESCHRIFTUNG-INNENBEREICH" draw:layer="Beschriftungen" svg:width="3.06cm" svg:height="0.34cm" svg:x="14.3cm" svg:y="11.182cm">
          <draw:text-box>
            <text:p>Data Area Width</text:p>
          </draw:text-box>
        </draw:frame>
        <draw:frame draw:style-name="STANDARD-BESCHRIFTUNG-MASSLINIE" draw:layer="Beschriftungen" svg:width="4.203cm" svg:height="0.361cm" svg:x="11.578cm" svg:y="16.67cm">
          <draw:text-box>
            <text:p>Data Area inner Width</text:p>
          </draw:text-box>
        </draw:frame>
        <draw:frame draw:style-name="STANDARD-BESCHRIFTUNG-INNENBEREICH" draw:layer="Beschriftungen" svg:width="3.06cm" svg:height="0.34cm" svg:x="12.141cm" svg:y="15.682cm">
          <draw:text-box>
            <text:p>Data Area Width</text:p>
          </draw:text-box>
        </draw:frame>
        <draw:frame draw:style-name="STANDARD-BESCHRIFTUNG-MASSLINIE" draw:layer="Beschriftungen" svg:width="4.203cm" svg:height="0.361cm" svg:x="16.028cm" svg:y="21.17cm">
          <draw:text-box>
            <text:p>Data Area inner Width</text:p>
          </draw:text-box>
        </draw:frame>
        <draw:frame draw:style-name="STANDARD-BESCHRIFTUNG-INNENBEREICH" draw:layer="Beschriftungen" svg:width="3.06cm" svg:height="0.34cm" svg:x="16.591cm" svg:y="20.182cm">
          <draw:text-box>
            <text:p>Data Area Width</text:p>
          </draw:text-box>
        </draw:frame>
        <draw:frame draw:style-name="STANDARD-BESCHRIFTUNG-MASSLINIE" draw:layer="Beschriftungen" svg:width="8.013cm" svg:height="0.361cm" svg:x="11.97cm" svg:y="25.67cm">
          <draw:text-box>
            <text:p>Data Area inner Width / Total inner Width</text:p>
          </draw:text-box>
        </draw:frame>
        <draw:frame draw:style-name="STANDARD-BESCHRIFTUNG-INNENBEREICH" draw:layer="Beschriftungen" svg:width="5.727cm" svg:height="0.34cm" svg:x="13.103cm" svg:y="24.682cm">
          <draw:text-box>
            <text:p>Data Area Width / Total Width</text:p>
          </draw:text-box>
        </draw:frame>
        <draw:line draw:style-name="STANDARD-MASSLINIE" draw:layer="measurelines" svg:x1="7.601cm" svg:y1="5.35cm" svg:x2="7.601cm" svg:y2="28.1cm">
          <text:p/>
        </draw:line>
        <draw:line draw:style-name="STANDARD-ABMESSUNGEN" draw:layer="measurelines" svg:x1="7.601cm" svg:y1="8.8cm" svg:x2="8.601cm" svg:y2="8.8cm">
          <text:p/>
        </draw:line>
        <draw:frame draw:style-name="STANDARD-BESCHRIFTUNG" draw:layer="Beschriftungen" svg:width="2.098cm" svg:height="0.34cm" draw:transform="rotate (1.5707963267946) translate (7.933cm 8.667cm)">
          <draw:text-box>
            <text:p>Box Spacing</text:p>
          </draw:text-box>
        </draw:frame>
        <draw:line draw:style-name="STANDARD-MASSLINIE" draw:layer="measurelines" svg:x1="24.101cm" svg:y1="5.35cm" svg:x2="24.101cm" svg:y2="28.1cm">
          <text:p/>
        </draw:line>
        <draw:line draw:style-name="STANDARD-ABMESSUNGEN" draw:layer="measurelines" svg:x1="23.101cm" svg:y1="8.8cm" svg:x2="24.101cm" svg:y2="8.8cm">
          <text:p/>
        </draw:line>
        <draw:frame draw:style-name="STANDARD-BESCHRIFTUNG" draw:layer="Beschriftungen" svg:width="2.098cm" svg:height="0.34cm" draw:transform="rotate (1.5707963267946) translate (23.433cm 8.667cm)">
          <draw:text-box>
            <text:p>Box Spacing</text:p>
          </draw:text-box>
        </draw:frame>
        <draw:line draw:style-name="STANDARD-MASSLINIE" draw:layer="measurelines" svg:x1="23.101cm" svg:y1="9.1cm" svg:x2="5.101cm" svg:y2="9.1cm">
          <text:p/>
        </draw:line>
        <draw:line draw:style-name="STANDARD-ABMESSUNGEN" draw:layer="measurelines" svg:x1="5.301cm" svg:y1="10.1cm" svg:x2="5.301cm" svg:y2="9.1cm">
          <text:p/>
        </draw:line>
        <draw:frame draw:style-name="STANDARD-BESCHRIFTUNG" draw:layer="Beschriftungen" svg:width="2.098cm" svg:height="0.34cm" svg:x="3.106cm" svg:y="9.418cm">
          <draw:text-box>
            <text:p>Box Spacing</text:p>
          </draw:text-box>
        </draw:frame>
        <draw:line draw:style-name="STANDARD-MASSLINIE" draw:layer="measurelines" svg:x1="24cm" svg:y1="28.1cm" svg:x2="5.25cm" svg:y2="28.1cm">
          <text:p/>
        </draw:line>
        <draw:line draw:style-name="STANDARD-ABMESSUNGEN" draw:layer="measurelines" svg:x1="5.301cm" svg:y1="28.1cm" svg:x2="5.301cm" svg:y2="27.1cm">
          <text:p/>
        </draw:line>
        <draw:frame draw:style-name="STANDARD-BESCHRIFTUNG" draw:layer="Beschriftungen" svg:width="2.098cm" svg:height="0.34cm" svg:x="3.106cm" svg:y="27.418cm">
          <draw:text-box>
            <text:p>Box Spacing</text:p>
          </draw:text-box>
        </draw:frame>
        <draw:frame draw:style-name="STANDARD-BESCHRIFTUNG-BERECHNET" draw:layer="Beschriftungen" svg:width="1.907cm" svg:height="0.34cm" svg:x="14.935cm" svg:y="4.932cm">
          <draw:text-box>
            <text:p>Page Width</text:p>
          </draw:text-box>
        </draw:frame>
        <draw:line draw:style-name="STANDARD-BERECHNET" draw:layer="measurelines" svg:x1="7.601cm" svg:y1="5.35cm" svg:x2="24.101cm" svg:y2="5.35cm">
          <text:p/>
        </draw:line>
      </draw:page>
      <draw:page draw:name="page2" draw:style-name="dp1" draw:master-page-name="Standard">
        <draw:rect draw:style-name="gr2" draw:layer="layout" svg:width="20.75cm" svg:height="10.25cm" svg:x="3.75cm" svg:y="4.75cm">
          <text:p/>
        </draw:rect>
        <draw:custom-shape draw:style-name="gr1" draw:text-style-name="P1" draw:layer="layout" svg:width="16.5cm" svg:height="5.5cm" svg:x="7.601cm" svg:y="9.1cm">
          <text:p/>
          <draw:enhanced-geometry svg:viewBox="0 0 21600 21600" draw:type="rectangle" draw:enhanced-path="M 0 0 L 21600 0 21600 21600 0 21600 0 0 Z N"/>
        </draw:custom-shape>
        <draw:rect draw:style-name="STANDARD-MARGIN" draw:layer="layout" svg:width="3.5cm" svg:height="3.5cm" svg:x="8.6cm" svg:y="10.1cm">
          <text:p/>
        </draw:rect>
        <draw:rect draw:style-name="STANDARD-INNENBEREICH" draw:layer="layout" svg:width="2cm" svg:height="2cm" svg:x="9.35cm" svg:y="10.85cm">
          <text:p/>
        </draw:rect>
        <draw:rect draw:style-name="STANDARD-MARGIN" draw:layer="layout" svg:width="5.5cm" svg:height="3.5cm" svg:x="13.1cm" svg:y="10.1cm">
          <text:p/>
        </draw:rect>
        <draw:rect draw:style-name="STANDARD-INNENBEREICH" draw:layer="layout" svg:width="4cm" svg:height="2cm" svg:x="13.85cm" svg:y="10.85cm">
          <text:p/>
        </draw:rect>
        <draw:rect draw:style-name="STANDARD-MARGIN" draw:layer="layout" svg:width="3.5cm" svg:height="3.5cm" svg:x="19.6cm" svg:y="10.1cm">
          <text:p/>
        </draw:rect>
        <draw:rect draw:style-name="STANDARD-INNENBEREICH" draw:layer="layout" svg:width="2cm" svg:height="2cm" svg:x="20.35cm" svg:y="10.85cm">
          <text:p/>
        </draw:rect>
        <draw:line draw:style-name="STANDARD-MASSLINIE" draw:layer="measurelines" svg:x1="8.601cm" svg:y1="6.151cm" svg:x2="8.601cm" svg:y2="14.6cm">
          <text:p/>
        </draw:line>
        <draw:line draw:style-name="STANDARD-MASSLINIE" draw:layer="measurelines" svg:x1="9.351cm" svg:y1="8.801cm" svg:x2="9.351cm" svg:y2="14.6cm">
          <text:p/>
        </draw:line>
        <draw:line draw:style-name="STANDARD-MASSLINIE" draw:layer="measurelines" svg:x1="11.351cm" svg:y1="8.801cm" svg:x2="11.351cm" svg:y2="14.6cm">
          <text:p/>
        </draw:line>
        <draw:line draw:style-name="STANDARD-MASSLINIE" draw:layer="measurelines" svg:x1="13.101cm" svg:y1="6.151cm" svg:x2="13.101cm" svg:y2="14.6cm">
          <text:p/>
        </draw:line>
        <draw:line draw:style-name="STANDARD-MASSLINIE" draw:layer="measurelines" svg:x1="13.851cm" svg:y1="8.801cm" svg:x2="13.851cm" svg:y2="14.6cm">
          <text:p/>
        </draw:line>
        <draw:line draw:style-name="STANDARD-MASSLINIE" draw:layer="measurelines" svg:x1="17.851cm" svg:y1="8.801cm" svg:x2="17.851cm" svg:y2="14.6cm">
          <text:p/>
        </draw:line>
        <draw:line draw:style-name="STANDARD-MASSLINIE" draw:layer="measurelines" svg:x1="18.601cm" svg:y1="6.151cm" svg:x2="18.601cm" svg:y2="14.6cm">
          <text:p/>
        </draw:line>
        <draw:line draw:style-name="STANDARD-MASSLINIE" draw:layer="measurelines" svg:x1="19.601cm" svg:y1="6.151cm" svg:x2="19.601cm" svg:y2="14.6cm">
          <text:p/>
        </draw:line>
        <draw:line draw:style-name="STANDARD-MASSLINIE" draw:layer="measurelines" svg:x1="20.351cm" svg:y1="8.801cm" svg:x2="20.351cm" svg:y2="14.6cm">
          <text:p/>
        </draw:line>
        <draw:line draw:style-name="STANDARD-MASSLINIE" draw:layer="measurelines" svg:x1="22.351cm" svg:y1="8.801cm" svg:x2="22.351cm" svg:y2="14.6cm">
          <text:p/>
        </draw:line>
        <draw:line draw:style-name="STANDARD-MASSLINIE" draw:layer="measurelines" svg:x1="23.101cm" svg:y1="6.151cm" svg:x2="23.101cm" svg:y2="14.6cm">
          <text:p/>
        </draw:line>
        <draw:line draw:style-name="STANDARD-MASSLINIE" draw:layer="measurelines" svg:x1="12.101cm" svg:y1="6.151cm" svg:x2="12.101cm" svg:y2="14.6cm">
          <text:p/>
        </draw:line>
        <draw:line draw:style-name="STANDARD-MASSLINIE" draw:layer="measurelines" svg:x1="23.101cm" svg:y1="10.1cm" svg:x2="4.451cm" svg:y2="10.1cm">
          <text:p/>
        </draw:line>
        <draw:line draw:style-name="STANDARD-MASSLINIE" draw:layer="measurelines" svg:x1="23.101cm" svg:y1="10.85cm" svg:x2="7.201cm" svg:y2="10.85cm">
          <text:p/>
        </draw:line>
        <draw:line draw:style-name="STANDARD-MASSLINIE" draw:layer="measurelines" svg:x1="23.101cm" svg:y1="12.85cm" svg:x2="7.201cm" svg:y2="12.85cm">
          <text:p/>
        </draw:line>
        <draw:line draw:style-name="STANDARD-MASSLINIE" draw:layer="measurelines" svg:x1="23.101cm" svg:y1="13.6cm" svg:x2="4.451cm" svg:y2="13.6cm">
          <text:p/>
        </draw:line>
        <draw:line draw:style-name="STANDARD-ABMESSUNGEN" draw:layer="measurelines" svg:x1="7.201cm" svg:y1="10.85cm" svg:x2="7.201cm" svg:y2="10.1cm">
          <text:p/>
        </draw:line>
        <draw:line draw:style-name="STANDARD-ABMESSUNGEN" draw:layer="measurelines" svg:x1="7.201cm" svg:y1="12.85cm" svg:x2="7.201cm" svg:y2="10.85cm">
          <text:p/>
        </draw:line>
        <draw:line draw:style-name="STANDARD-ABMESSUNGEN" draw:layer="measurelines" svg:x1="7.201cm" svg:y1="13.6cm" svg:x2="7.201cm" svg:y2="12.85cm">
          <text:p/>
        </draw:line>
        <draw:line draw:style-name="STANDARD-BERECHNET" draw:layer="measurelines" svg:x1="4.451cm" svg:y1="13.6cm" svg:x2="4.451cm" svg:y2="10.1cm">
          <text:p/>
        </draw:line>
        <draw:line draw:style-name="STANDARD-MASSLINIE" draw:layer="measurelines" svg:x1="23.101cm" svg:y1="14.6cm" svg:x2="7.201cm" svg:y2="14.6cm">
          <text:p/>
        </draw:line>
        <draw:line draw:style-name="STANDARD-ABMESSUNGEN" draw:layer="measurelines" svg:x1="7.201cm" svg:y1="14.6cm" svg:x2="7.201cm" svg:y2="13.6cm">
          <text:p/>
        </draw:line>
        <draw:line draw:style-name="STANDARD-ABMESSUNGEN" draw:layer="measurelines" svg:x1="13.85cm" svg:y1="12.35cm" svg:x2="17.85cm" svg:y2="12.35cm">
          <text:p/>
        </draw:line>
        <draw:line draw:style-name="STANDARD-BERECHNET" draw:layer="measurelines" svg:x1="13.1cm" svg:y1="11.35cm" svg:x2="18.6cm" svg:y2="11.35cm">
          <text:p/>
        </draw:line>
        <draw:frame draw:style-name="STANDARD-BESCHRIFTUNG" draw:text-style-name="P3" draw:layer="Beschriftungen" svg:width="1.695cm" svg:height="0.302cm" svg:x="5.292cm" svg:y="10.351cm">
          <draw:text-box>
            <text:p><text:span text:style-name="T1">Top margin</text:span></text:p>
          </draw:text-box>
        </draw:frame>
        <draw:frame draw:style-name="STANDARD-BESCHRIFTUNG" draw:text-style-name="P3" draw:layer="Beschriftungen" svg:width="2.203cm" svg:height="0.302cm" svg:x="4.784cm" svg:y="13.037cm">
          <draw:text-box>
            <text:p><text:span text:style-name="T1">Bottom Margin</text:span></text:p>
          </draw:text-box>
        </draw:frame>
        <draw:frame draw:style-name="STANDARD-BESCHRIFTUNG" draw:text-style-name="P3" draw:layer="Beschriftungen" svg:width="2.034cm" svg:height="0.302cm" svg:x="4.953cm" svg:y="11.601cm">
          <draw:text-box>
            <text:p><text:span text:style-name="T1">Inner height</text:span></text:p>
          </draw:text-box>
        </draw:frame>
        <draw:frame draw:style-name="STANDARD-BESCHRIFTUNG" draw:text-style-name="P3" draw:layer="Beschriftungen" svg:width="1.865cm" svg:height="0.302cm" svg:x="5.122cm" svg:y="13.937cm">
          <draw:text-box>
            <text:p><text:span text:style-name="T1">Box Spacing</text:span></text:p>
          </draw:text-box>
        </draw:frame>
        <draw:frame draw:style-name="STANDARD-BESCHRIFTUNG-BERECHNET" draw:text-style-name="P3" draw:layer="Beschriftungen" svg:width="1.018cm" svg:height="0.302cm" draw:transform="rotate (1.5707963267946) translate (4.052cm 12.368cm)">
          <draw:text-box>
            <text:p><text:span text:style-name="T1">Height</text:span></text:p>
          </draw:text-box>
        </draw:frame>
        <draw:frame draw:style-name="STANDARD-BESCHRIFTUNG-MASSLINIE" draw:layer="Beschriftungen" svg:width="2.298cm" svg:height="0.721cm" svg:x="14.635cm" svg:y="11.937cm">
          <draw:text-box>
            <text:p>Data Area <text:line-break/>inner Width</text:p>
          </draw:text-box>
        </draw:frame>
        <draw:frame draw:style-name="STANDARD-BESCHRIFTUNG-INNENBEREICH" draw:text-style-name="P3" draw:layer="Beschriftungen" svg:width="2.742cm" svg:height="0.302cm" svg:x="14.459cm" svg:y="11.201cm">
          <draw:text-box>
            <text:p><text:span text:style-name="T1">Data Area Width</text:span></text:p>
          </draw:text-box>
        </draw:frame>
        <draw:line draw:style-name="STANDARD-MASSLINIE" draw:layer="measurelines" svg:x1="7.601cm" svg:y1="5.351cm" svg:x2="7.601cm" svg:y2="14.6cm">
          <text:p/>
        </draw:line>
        <draw:line draw:style-name="STANDARD-MASSLINIE" draw:layer="measurelines" svg:x1="24.101cm" svg:y1="5.351cm" svg:x2="24.101cm" svg:y2="14.6cm">
          <text:p/>
        </draw:line>
        <draw:line draw:style-name="STANDARD-MASSLINIE" draw:layer="measurelines" svg:x1="23.101cm" svg:y1="9.1cm" svg:x2="7.201cm" svg:y2="9.1cm">
          <text:p/>
        </draw:line>
        <draw:line draw:style-name="STANDARD-ABMESSUNGEN" draw:layer="measurelines" svg:x1="7.201cm" svg:y1="10.1cm" svg:x2="7.201cm" svg:y2="9.1cm">
          <text:p/>
        </draw:line>
        <draw:frame draw:style-name="STANDARD-BESCHRIFTUNG" draw:text-style-name="P3" draw:layer="Beschriftungen" svg:width="1.865cm" svg:height="0.302cm" svg:x="5.122cm" svg:y="9.437cm">
          <draw:text-box>
            <text:p><text:span text:style-name="T1">Box Spacing</text:span></text:p>
          </draw:text-box>
        </draw:frame>
        <draw:line draw:style-name="STANDARD-ABMESSUNGEN" draw:layer="measurelines" svg:x1="9.351cm" svg:y1="8.801cm" svg:x2="11.351cm" svg:y2="8.801cm">
          <text:p/>
        </draw:line>
        <draw:line draw:style-name="STANDARD-ABMESSUNGEN" draw:layer="measurelines" svg:x1="8.601cm" svg:y1="8.801cm" svg:x2="9.351cm" svg:y2="8.801cm">
          <text:p/>
        </draw:line>
        <draw:line draw:style-name="STANDARD-ABMESSUNGEN" draw:layer="measurelines" svg:x1="11.351cm" svg:y1="8.801cm" svg:x2="12.101cm" svg:y2="8.801cm">
          <text:p/>
        </draw:line>
        <draw:line draw:style-name="STANDARD-ABMESSUNGEN" draw:layer="measurelines" svg:x1="13.101cm" svg:y1="8.801cm" svg:x2="13.851cm" svg:y2="8.801cm">
          <text:p/>
        </draw:line>
        <draw:line draw:style-name="STANDARD-ABMESSUNGEN" draw:layer="measurelines" svg:x1="13.851cm" svg:y1="8.801cm" svg:x2="17.851cm" svg:y2="8.801cm">
          <text:p/>
        </draw:line>
        <draw:line draw:style-name="STANDARD-ABMESSUNGEN" draw:layer="measurelines" svg:x1="17.851cm" svg:y1="8.801cm" svg:x2="18.601cm" svg:y2="8.801cm">
          <text:p/>
        </draw:line>
        <draw:line draw:style-name="STANDARD-ABMESSUNGEN" draw:layer="measurelines" svg:x1="19.601cm" svg:y1="8.801cm" svg:x2="20.351cm" svg:y2="8.801cm">
          <text:p/>
        </draw:line>
        <draw:line draw:style-name="STANDARD-ABMESSUNGEN" draw:layer="measurelines" svg:x1="22.351cm" svg:y1="8.801cm" svg:x2="20.351cm" svg:y2="8.801cm">
          <text:p/>
        </draw:line>
        <draw:line draw:style-name="STANDARD-ABMESSUNGEN" draw:layer="measurelines" svg:x1="23.101cm" svg:y1="8.801cm" svg:x2="22.351cm" svg:y2="8.801cm">
          <text:p/>
        </draw:line>
        <draw:line draw:style-name="STANDARD-ABMESSUNGEN" draw:layer="measurelines" svg:x1="12.101cm" svg:y1="8.801cm" svg:x2="13.101cm" svg:y2="8.801cm">
          <text:p/>
        </draw:line>
        <draw:line draw:style-name="STANDARD-ABMESSUNGEN" draw:layer="measurelines" svg:x1="18.601cm" svg:y1="8.801cm" svg:x2="19.601cm" svg:y2="8.801cm">
          <text:p/>
        </draw:line>
        <draw:line draw:style-name="STANDARD-BERECHNET" draw:layer="measurelines" svg:x1="8.6cm" svg:y1="6.151cm" svg:x2="12.1cm" svg:y2="6.151cm">
          <text:p/>
        </draw:line>
        <draw:line draw:style-name="STANDARD-BERECHNET" draw:layer="measurelines" svg:x1="13.1cm" svg:y1="6.151cm" svg:x2="18.6cm" svg:y2="6.151cm">
          <text:p/>
        </draw:line>
        <draw:line draw:style-name="STANDARD-BERECHNET" draw:layer="measurelines" svg:x1="19.6cm" svg:y1="6.151cm" svg:x2="23.1cm" svg:y2="6.151cm">
          <text:p/>
        </draw:line>
        <draw:line draw:style-name="STANDARD-ABMESSUNGEN" draw:layer="measurelines" svg:x1="7.601cm" svg:y1="8.801cm" svg:x2="8.601cm" svg:y2="8.801cm">
          <text:p/>
        </draw:line>
        <draw:line draw:style-name="STANDARD-ABMESSUNGEN" draw:layer="measurelines" svg:x1="23.101cm" svg:y1="8.801cm" svg:x2="24.101cm" svg:y2="8.801cm">
          <text:p/>
        </draw:line>
        <draw:line draw:style-name="STANDARD-BERECHNET" draw:layer="measurelines" svg:x1="7.601cm" svg:y1="5.351cm" svg:x2="24.101cm" svg:y2="5.351cm">
          <text:p/>
        </draw:line>
        <draw:frame draw:style-name="STANDARD-BESCHRIFTUNG" draw:layer="Beschriftungen" svg:width="2.098cm" svg:height="0.34cm" draw:transform="rotate (1.5707963267946) translate (18.933cm 8.668cm)">
          <draw:text-box>
            <text:p>Box Spacing</text:p>
          </draw:text-box>
        </draw:frame>
        <draw:frame draw:style-name="STANDARD-BESCHRIFTUNG" draw:layer="Beschriftungen" svg:width="2.098cm" svg:height="0.34cm" draw:transform="rotate (1.5707963267946) translate (12.433cm 8.668cm)">
          <draw:text-box>
            <text:p>Box Spacing</text:p>
          </draw:text-box>
        </draw:frame>
        <draw:frame draw:style-name="STANDARD-BESCHRIFTUNG" draw:layer="Beschriftungen" svg:width="2.098cm" svg:height="0.34cm" draw:transform="rotate (1.5707963267946) translate (8.833cm 8.668cm)">
          <draw:text-box>
            <text:p>Left Margin</text:p>
          </draw:text-box>
        </draw:frame>
        <draw:frame draw:style-name="STANDARD-BESCHRIFTUNG" draw:layer="Beschriftungen" svg:width="2.098cm" svg:height="0.34cm" draw:transform="rotate (1.5707963267946) translate (13.333cm 8.668cm)">
          <draw:text-box>
            <text:p>Left Margin</text:p>
          </draw:text-box>
        </draw:frame>
        <draw:frame draw:style-name="STANDARD-BESCHRIFTUNG" draw:layer="Beschriftungen" svg:width="2.098cm" svg:height="0.34cm" draw:transform="rotate (1.5707963267946) translate (19.833cm 8.668cm)">
          <draw:text-box>
            <text:p>Left Margin</text:p>
          </draw:text-box>
        </draw:frame>
        <draw:frame draw:style-name="STANDARD-BESCHRIFTUNG" draw:layer="Beschriftungen" svg:width="2.288cm" svg:height="0.34cm" draw:transform="rotate (1.5707963267946) translate (22.531cm 8.679cm)">
          <draw:text-box>
            <text:p>Right Margin</text:p>
          </draw:text-box>
        </draw:frame>
        <draw:frame draw:style-name="STANDARD-BESCHRIFTUNG" draw:layer="Beschriftungen" svg:width="2.288cm" svg:height="0.34cm" draw:transform="rotate (1.5707963267946) translate (18.031cm 8.679cm)">
          <draw:text-box>
            <text:p>Right Margin</text:p>
          </draw:text-box>
        </draw:frame>
        <draw:frame draw:style-name="STANDARD-BESCHRIFTUNG" draw:layer="Beschriftungen" svg:width="2.288cm" svg:height="0.34cm" draw:transform="rotate (1.5707963267946) translate (11.531cm 8.679cm)">
          <draw:text-box>
            <text:p>Right Margin</text:p>
          </draw:text-box>
        </draw:frame>
        <draw:frame draw:style-name="STANDARD-BESCHRIFTUNG" draw:layer="Beschriftungen" svg:width="2.098cm" svg:height="0.679cm" draw:transform="rotate (1.5707963267946) translate (10.064cm 8.668cm)">
          <draw:text-box>
            <text:p text:style-name="P2">Left Column<text:line-break/>inner Width</text:p>
          </draw:text-box>
        </draw:frame>
        <draw:frame draw:style-name="STANDARD-BESCHRIFTUNG" draw:layer="Beschriftungen" svg:width="2.479cm" svg:height="0.679cm" draw:transform="rotate (1.5707963267946) translate (15.612cm 8.69cm)">
          <draw:text-box>
            <text:p text:style-name="P2">Center Column<text:line-break/>inner Width</text:p>
          </draw:text-box>
        </draw:frame>
        <draw:frame draw:style-name="STANDARD-BESCHRIFTUNG" draw:layer="Beschriftungen" svg:width="2.479cm" svg:height="0.679cm" draw:transform="rotate (1.5707963267946) translate (21.112cm 8.69cm)">
          <draw:text-box>
            <text:p text:style-name="P2">Right Column <text:line-break/>inner Width</text:p>
          </draw:text-box>
        </draw:frame>
        <draw:frame draw:style-name="STANDARD-BESCHRIFTUNG-BERECHNET" draw:layer="Beschriftungen" svg:width="3.241cm" svg:height="0.34cm" svg:x="8.771cm" svg:y="5.733cm">
          <draw:text-box>
            <text:p>Left Column Width</text:p>
          </draw:text-box>
        </draw:frame>
        <draw:frame draw:style-name="STANDARD-BESCHRIFTUNG-BERECHNET" draw:layer="Beschriftungen" svg:width="3.622cm" svg:height="0.34cm" svg:x="14.081cm" svg:y="5.733cm">
          <draw:text-box>
            <text:p>Center Column Width</text:p>
          </draw:text-box>
        </draw:frame>
        <draw:frame draw:style-name="STANDARD-BESCHRIFTUNG-BERECHNET" draw:layer="Beschriftungen" svg:width="3.431cm" svg:height="0.34cm" svg:x="19.677cm" svg:y="5.733cm">
          <draw:text-box>
            <text:p>Right Column Width</text:p>
          </draw:text-box>
        </draw:frame>
        <draw:frame draw:style-name="STANDARD-BESCHRIFTUNG" draw:layer="Beschriftungen" svg:width="2.098cm" svg:height="0.34cm" draw:transform="rotate (1.5707963267946) translate (7.933cm 8.668cm)">
          <draw:text-box>
            <text:p>Box Spacing</text:p>
          </draw:text-box>
        </draw:frame>
        <draw:frame draw:style-name="STANDARD-BESCHRIFTUNG" draw:layer="Beschriftungen" svg:width="2.098cm" svg:height="0.34cm" draw:transform="rotate (1.5707963267946) translate (23.433cm 8.668cm)">
          <draw:text-box>
            <text:p>Box Spacing</text:p>
          </draw:text-box>
        </draw:frame>
        <draw:frame draw:style-name="STANDARD-BESCHRIFTUNG-BERECHNET" draw:layer="Beschriftungen" svg:width="1.907cm" svg:height="0.34cm" svg:x="14.935cm" svg:y="4.933cm">
          <draw:text-box>
            <text:p>Page Width</text:p>
          </draw:text-box>
        </draw:frame>
      </draw:page>
      <draw:page draw:name="page3" draw:style-name="dp1" draw:master-page-name="Standard">
        <draw:rect draw:style-name="gr2" draw:layer="layout" svg:width="20.75cm" svg:height="10.25cm" svg:x="3.75cm" svg:y="4.75cm">
          <text:p/>
        </draw:rect>
        <draw:custom-shape draw:style-name="gr1" draw:text-style-name="P1" draw:layer="layout" svg:width="16.5cm" svg:height="5.5cm" svg:x="7.601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STANDARD-MARGIN" draw:layer="layout" svg:width="10cm" svg:height="3.5cm" svg:x="8.6cm" svg:y="10.1cm">
          <text:p/>
        </draw:rect>
        <draw:rect draw:style-name="STANDARD-INNENBEREICH" draw:layer="layout" svg:width="8.5cm" svg:height="2cm" svg:x="9.35cm" svg:y="10.85cm">
          <text:p/>
        </draw:rect>
        <draw:rect draw:style-name="STANDARD-MARGIN" draw:layer="layout" svg:width="3.5cm" svg:height="3.5cm" svg:x="19.6cm" svg:y="10.1cm">
          <text:p/>
        </draw:rect>
        <draw:rect draw:style-name="STANDARD-INNENBEREICH" draw:layer="layout" svg:width="2cm" svg:height="2cm" svg:x="20.35cm" svg:y="10.85cm">
          <text:p/>
        </draw:rect>
        <draw:line draw:style-name="STANDARD-ABMESSUNGEN" draw:layer="measurelines" svg:x1="9.35cm" svg:y1="12.35cm" svg:x2="17.85cm" svg:y2="12.35cm">
          <text:p/>
        </draw:line>
        <draw:line draw:style-name="STANDARD-BERECHNET" draw:layer="measurelines" svg:x1="8.6cm" svg:y1="11.35cm" svg:x2="18.6cm" svg:y2="11.35cm">
          <text:p/>
        </draw:line>
        <draw:frame draw:style-name="STANDARD-BESCHRIFTUNG-MASSLINIE" draw:layer="Beschriftungen" svg:width="3.758cm" svg:height="0.323cm" svg:x="11.8cm" svg:y="12.189cm">
          <draw:text-box>
            <text:p><text:span text:style-name="T1">Data Area inner Width</text:span></text:p>
          </draw:text-box>
        </draw:frame>
        <draw:frame draw:style-name="STANDARD-BESCHRIFTUNG-INNENBEREICH" draw:text-style-name="P3" draw:layer="Beschriftungen" svg:width="2.742cm" svg:height="0.302cm" svg:x="12.3cm" svg:y="11.201cm">
          <draw:text-box>
            <text:p><text:span text:style-name="T1">Data Area Width</text:span></text:p>
          </draw:text-box>
        </draw:frame>
        <draw:line draw:style-name="STANDARD-MASSLINIE" draw:layer="measurelines" svg:x1="8.601cm" svg:y1="6.152cm" svg:x2="8.601cm" svg:y2="14.601cm">
          <text:p/>
        </draw:line>
        <draw:line draw:style-name="STANDARD-MASSLINIE" draw:layer="measurelines" svg:x1="9.351cm" svg:y1="8.802cm" svg:x2="9.351cm" svg:y2="14.601cm">
          <text:p/>
        </draw:line>
        <draw:line draw:style-name="STANDARD-MASSLINIE" draw:layer="measurelines" svg:x1="11.351cm" svg:y1="8.802cm" svg:x2="11.351cm" svg:y2="14.601cm">
          <text:p/>
        </draw:line>
        <draw:line draw:style-name="STANDARD-MASSLINIE" draw:layer="measurelines" svg:x1="13.101cm" svg:y1="6.152cm" svg:x2="13.101cm" svg:y2="14.601cm">
          <text:p/>
        </draw:line>
        <draw:line draw:style-name="STANDARD-MASSLINIE" draw:layer="measurelines" svg:x1="13.851cm" svg:y1="8.802cm" svg:x2="13.851cm" svg:y2="14.601cm">
          <text:p/>
        </draw:line>
        <draw:line draw:style-name="STANDARD-MASSLINIE" draw:layer="measurelines" svg:x1="17.851cm" svg:y1="8.802cm" svg:x2="17.851cm" svg:y2="14.601cm">
          <text:p/>
        </draw:line>
        <draw:line draw:style-name="STANDARD-MASSLINIE" draw:layer="measurelines" svg:x1="18.601cm" svg:y1="6.152cm" svg:x2="18.601cm" svg:y2="14.601cm">
          <text:p/>
        </draw:line>
        <draw:line draw:style-name="STANDARD-MASSLINIE" draw:layer="measurelines" svg:x1="19.601cm" svg:y1="6.152cm" svg:x2="19.601cm" svg:y2="14.601cm">
          <text:p/>
        </draw:line>
        <draw:line draw:style-name="STANDARD-MASSLINIE" draw:layer="measurelines" svg:x1="20.351cm" svg:y1="8.802cm" svg:x2="20.351cm" svg:y2="14.601cm">
          <text:p/>
        </draw:line>
        <draw:line draw:style-name="STANDARD-MASSLINIE" draw:layer="measurelines" svg:x1="22.351cm" svg:y1="8.802cm" svg:x2="22.351cm" svg:y2="14.601cm">
          <text:p/>
        </draw:line>
        <draw:line draw:style-name="STANDARD-MASSLINIE" draw:layer="measurelines" svg:x1="23.101cm" svg:y1="6.152cm" svg:x2="23.101cm" svg:y2="14.601cm">
          <text:p/>
        </draw:line>
        <draw:line draw:style-name="STANDARD-MASSLINIE" draw:layer="measurelines" svg:x1="12.101cm" svg:y1="6.152cm" svg:x2="12.101cm" svg:y2="14.601cm">
          <text:p/>
        </draw:line>
        <draw:line draw:style-name="STANDARD-MASSLINIE" draw:layer="measurelines" svg:x1="23.101cm" svg:y1="10.101cm" svg:x2="4.451cm" svg:y2="10.101cm">
          <text:p/>
        </draw:line>
        <draw:line draw:style-name="STANDARD-MASSLINIE" draw:layer="measurelines" svg:x1="23.101cm" svg:y1="10.851cm" svg:x2="7.201cm" svg:y2="10.851cm">
          <text:p/>
        </draw:line>
        <draw:line draw:style-name="STANDARD-MASSLINIE" draw:layer="measurelines" svg:x1="23.101cm" svg:y1="12.851cm" svg:x2="7.201cm" svg:y2="12.851cm">
          <text:p/>
        </draw:line>
        <draw:line draw:style-name="STANDARD-MASSLINIE" draw:layer="measurelines" svg:x1="23.101cm" svg:y1="13.601cm" svg:x2="4.451cm" svg:y2="13.601cm">
          <text:p/>
        </draw:line>
        <draw:line draw:style-name="STANDARD-ABMESSUNGEN" draw:layer="measurelines" svg:x1="7.201cm" svg:y1="10.851cm" svg:x2="7.201cm" svg:y2="10.101cm">
          <text:p/>
        </draw:line>
        <draw:line draw:style-name="STANDARD-ABMESSUNGEN" draw:layer="measurelines" svg:x1="7.201cm" svg:y1="12.851cm" svg:x2="7.201cm" svg:y2="10.851cm">
          <text:p/>
        </draw:line>
        <draw:line draw:style-name="STANDARD-ABMESSUNGEN" draw:layer="measurelines" svg:x1="7.201cm" svg:y1="13.601cm" svg:x2="7.201cm" svg:y2="12.851cm">
          <text:p/>
        </draw:line>
        <draw:line draw:style-name="STANDARD-BERECHNET" draw:layer="measurelines" svg:x1="4.451cm" svg:y1="13.601cm" svg:x2="4.451cm" svg:y2="10.101cm">
          <text:p/>
        </draw:line>
        <draw:line draw:style-name="STANDARD-MASSLINIE" draw:layer="measurelines" svg:x1="23.101cm" svg:y1="14.601cm" svg:x2="7.201cm" svg:y2="14.601cm">
          <text:p/>
        </draw:line>
        <draw:line draw:style-name="STANDARD-ABMESSUNGEN" draw:layer="measurelines" svg:x1="7.201cm" svg:y1="14.601cm" svg:x2="7.201cm" svg:y2="13.601cm">
          <text:p/>
        </draw:line>
        <draw:line draw:style-name="STANDARD-MASSLINIE" draw:layer="measurelines" svg:x1="7.601cm" svg:y1="5.352cm" svg:x2="7.601cm" svg:y2="14.601cm">
          <text:p/>
        </draw:line>
        <draw:line draw:style-name="STANDARD-MASSLINIE" draw:layer="measurelines" svg:x1="24.101cm" svg:y1="5.352cm" svg:x2="24.101cm" svg:y2="14.601cm">
          <text:p/>
        </draw:line>
        <draw:line draw:style-name="STANDARD-MASSLINIE" draw:layer="measurelines" svg:x1="23.101cm" svg:y1="9.101cm" svg:x2="7.201cm" svg:y2="9.101cm">
          <text:p/>
        </draw:line>
        <draw:line draw:style-name="STANDARD-ABMESSUNGEN" draw:layer="measurelines" svg:x1="7.201cm" svg:y1="10.101cm" svg:x2="7.201cm" svg:y2="9.101cm">
          <text:p/>
        </draw:line>
        <draw:line draw:style-name="STANDARD-ABMESSUNGEN" draw:layer="measurelines" svg:x1="9.351cm" svg:y1="8.802cm" svg:x2="11.351cm" svg:y2="8.802cm">
          <text:p/>
        </draw:line>
        <draw:line draw:style-name="STANDARD-ABMESSUNGEN" draw:layer="measurelines" svg:x1="8.601cm" svg:y1="8.802cm" svg:x2="9.351cm" svg:y2="8.802cm">
          <text:p/>
        </draw:line>
        <draw:line draw:style-name="STANDARD-ABMESSUNGEN" draw:layer="measurelines" svg:x1="11.351cm" svg:y1="8.802cm" svg:x2="12.101cm" svg:y2="8.802cm">
          <text:p/>
        </draw:line>
        <draw:line draw:style-name="STANDARD-ABMESSUNGEN" draw:layer="measurelines" svg:x1="13.101cm" svg:y1="8.802cm" svg:x2="13.851cm" svg:y2="8.802cm">
          <text:p/>
        </draw:line>
        <draw:line draw:style-name="STANDARD-ABMESSUNGEN" draw:layer="measurelines" svg:x1="13.851cm" svg:y1="8.802cm" svg:x2="17.851cm" svg:y2="8.802cm">
          <text:p/>
        </draw:line>
        <draw:line draw:style-name="STANDARD-ABMESSUNGEN" draw:layer="measurelines" svg:x1="17.851cm" svg:y1="8.802cm" svg:x2="18.601cm" svg:y2="8.802cm">
          <text:p/>
        </draw:line>
        <draw:line draw:style-name="STANDARD-ABMESSUNGEN" draw:layer="measurelines" svg:x1="19.601cm" svg:y1="8.802cm" svg:x2="20.351cm" svg:y2="8.802cm">
          <text:p/>
        </draw:line>
        <draw:line draw:style-name="STANDARD-ABMESSUNGEN" draw:layer="measurelines" svg:x1="22.351cm" svg:y1="8.802cm" svg:x2="20.351cm" svg:y2="8.802cm">
          <text:p/>
        </draw:line>
        <draw:line draw:style-name="STANDARD-ABMESSUNGEN" draw:layer="measurelines" svg:x1="23.101cm" svg:y1="8.802cm" svg:x2="22.351cm" svg:y2="8.802cm">
          <text:p/>
        </draw:line>
        <draw:line draw:style-name="STANDARD-ABMESSUNGEN" draw:layer="measurelines" svg:x1="12.101cm" svg:y1="8.802cm" svg:x2="13.101cm" svg:y2="8.802cm">
          <text:p/>
        </draw:line>
        <draw:line draw:style-name="STANDARD-ABMESSUNGEN" draw:layer="measurelines" svg:x1="18.601cm" svg:y1="8.802cm" svg:x2="19.601cm" svg:y2="8.802cm">
          <text:p/>
        </draw:line>
        <draw:line draw:style-name="STANDARD-BERECHNET" draw:layer="measurelines" svg:x1="8.6cm" svg:y1="6.152cm" svg:x2="12.1cm" svg:y2="6.152cm">
          <text:p/>
        </draw:line>
        <draw:line draw:style-name="STANDARD-BERECHNET" draw:layer="measurelines" svg:x1="13.1cm" svg:y1="6.152cm" svg:x2="18.6cm" svg:y2="6.152cm">
          <text:p/>
        </draw:line>
        <draw:line draw:style-name="STANDARD-BERECHNET" draw:layer="measurelines" svg:x1="19.6cm" svg:y1="6.152cm" svg:x2="23.1cm" svg:y2="6.152cm">
          <text:p/>
        </draw:line>
        <draw:line draw:style-name="STANDARD-ABMESSUNGEN" draw:layer="measurelines" svg:x1="7.601cm" svg:y1="8.802cm" svg:x2="8.601cm" svg:y2="8.802cm">
          <text:p/>
        </draw:line>
        <draw:line draw:style-name="STANDARD-ABMESSUNGEN" draw:layer="measurelines" svg:x1="23.101cm" svg:y1="8.802cm" svg:x2="24.101cm" svg:y2="8.802cm">
          <text:p/>
        </draw:line>
        <draw:line draw:style-name="STANDARD-BERECHNET" draw:layer="measurelines" svg:x1="7.601cm" svg:y1="5.352cm" svg:x2="24.101cm" svg:y2="5.352cm">
          <text:p/>
        </draw:line>
        <draw:frame draw:style-name="STANDARD-BESCHRIFTUNG" draw:text-style-name="P3" draw:layer="Beschriftungen" svg:width="1.695cm" svg:height="0.302cm" svg:x="5.292cm" svg:y="10.352cm">
          <draw:text-box>
            <text:p><text:span text:style-name="T1">Top margin</text:span></text:p>
          </draw:text-box>
        </draw:frame>
        <draw:frame draw:style-name="STANDARD-BESCHRIFTUNG" draw:text-style-name="P3" draw:layer="Beschriftungen" svg:width="2.203cm" svg:height="0.302cm" svg:x="4.784cm" svg:y="13.038cm">
          <draw:text-box>
            <text:p><text:span text:style-name="T1">Bottom Margin</text:span></text:p>
          </draw:text-box>
        </draw:frame>
        <draw:frame draw:style-name="STANDARD-BESCHRIFTUNG" draw:text-style-name="P3" draw:layer="Beschriftungen" svg:width="2.034cm" svg:height="0.302cm" svg:x="4.953cm" svg:y="11.602cm">
          <draw:text-box>
            <text:p><text:span text:style-name="T1">Inner height</text:span></text:p>
          </draw:text-box>
        </draw:frame>
        <draw:frame draw:style-name="STANDARD-BESCHRIFTUNG" draw:text-style-name="P3" draw:layer="Beschriftungen" svg:width="1.865cm" svg:height="0.302cm" svg:x="5.122cm" svg:y="13.938cm">
          <draw:text-box>
            <text:p><text:span text:style-name="T1">Box Spacing</text:span></text:p>
          </draw:text-box>
        </draw:frame>
        <draw:frame draw:style-name="STANDARD-BESCHRIFTUNG-BERECHNET" draw:text-style-name="P3" draw:layer="Beschriftungen" svg:width="1.018cm" svg:height="0.302cm" draw:transform="rotate (1.5707963267946) translate (4.052cm 12.369cm)">
          <draw:text-box>
            <text:p><text:span text:style-name="T1">Height</text:span></text:p>
          </draw:text-box>
        </draw:frame>
        <draw:frame draw:style-name="STANDARD-BESCHRIFTUNG" draw:text-style-name="P3" draw:layer="Beschriftungen" svg:width="1.865cm" svg:height="0.302cm" svg:x="5.122cm" svg:y="9.438cm">
          <draw:text-box>
            <text:p><text:span text:style-name="T1">Box Spacing</text:span></text:p>
          </draw:text-box>
        </draw:frame>
        <draw:frame draw:style-name="STANDARD-BESCHRIFTUNG" draw:layer="Beschriftungen" svg:width="2.098cm" svg:height="0.34cm" draw:transform="rotate (1.5707963267946) translate (18.933cm 8.669cm)">
          <draw:text-box>
            <text:p>Box Spacing</text:p>
          </draw:text-box>
        </draw:frame>
        <draw:frame draw:style-name="STANDARD-BESCHRIFTUNG" draw:layer="Beschriftungen" svg:width="2.098cm" svg:height="0.34cm" draw:transform="rotate (1.5707963267946) translate (12.433cm 8.669cm)">
          <draw:text-box>
            <text:p>Box Spacing</text:p>
          </draw:text-box>
        </draw:frame>
        <draw:frame draw:style-name="STANDARD-BESCHRIFTUNG" draw:layer="Beschriftungen" svg:width="2.098cm" svg:height="0.34cm" draw:transform="rotate (1.5707963267946) translate (8.833cm 8.669cm)">
          <draw:text-box>
            <text:p>Left Margin</text:p>
          </draw:text-box>
        </draw:frame>
        <draw:frame draw:style-name="STANDARD-BESCHRIFTUNG" draw:layer="Beschriftungen" svg:width="2.098cm" svg:height="0.34cm" draw:transform="rotate (1.5707963267946) translate (13.333cm 8.669cm)">
          <draw:text-box>
            <text:p>Left Margin</text:p>
          </draw:text-box>
        </draw:frame>
        <draw:frame draw:style-name="STANDARD-BESCHRIFTUNG" draw:layer="Beschriftungen" svg:width="2.098cm" svg:height="0.34cm" draw:transform="rotate (1.5707963267946) translate (19.833cm 8.669cm)">
          <draw:text-box>
            <text:p>Left Margin</text:p>
          </draw:text-box>
        </draw:frame>
        <draw:frame draw:style-name="STANDARD-BESCHRIFTUNG" draw:layer="Beschriftungen" svg:width="2.288cm" svg:height="0.34cm" draw:transform="rotate (1.5707963267946) translate (22.531cm 8.68cm)">
          <draw:text-box>
            <text:p>Right Margin</text:p>
          </draw:text-box>
        </draw:frame>
        <draw:frame draw:style-name="STANDARD-BESCHRIFTUNG" draw:layer="Beschriftungen" svg:width="2.288cm" svg:height="0.34cm" draw:transform="rotate (1.5707963267946) translate (18.031cm 8.68cm)">
          <draw:text-box>
            <text:p>Right Margin</text:p>
          </draw:text-box>
        </draw:frame>
        <draw:frame draw:style-name="STANDARD-BESCHRIFTUNG" draw:layer="Beschriftungen" svg:width="2.288cm" svg:height="0.34cm" draw:transform="rotate (1.5707963267946) translate (11.531cm 8.68cm)">
          <draw:text-box>
            <text:p>Right Margin</text:p>
          </draw:text-box>
        </draw:frame>
        <draw:frame draw:style-name="STANDARD-BESCHRIFTUNG" draw:layer="Beschriftungen" svg:width="2.098cm" svg:height="0.679cm" draw:transform="rotate (1.5707963267946) translate (10.064cm 8.669cm)">
          <draw:text-box>
            <text:p text:style-name="P2">Left Column<text:line-break/>inner Width</text:p>
          </draw:text-box>
        </draw:frame>
        <draw:frame draw:style-name="STANDARD-BESCHRIFTUNG" draw:layer="Beschriftungen" svg:width="2.479cm" svg:height="0.679cm" draw:transform="rotate (1.5707963267946) translate (15.612cm 8.691cm)">
          <draw:text-box>
            <text:p text:style-name="P2">Center Column<text:line-break/>inner Width</text:p>
          </draw:text-box>
        </draw:frame>
        <draw:frame draw:style-name="STANDARD-BESCHRIFTUNG" draw:layer="Beschriftungen" svg:width="2.479cm" svg:height="0.679cm" draw:transform="rotate (1.5707963267946) translate (21.112cm 8.691cm)">
          <draw:text-box>
            <text:p text:style-name="P2">Right Column <text:line-break/>inner Width</text:p>
          </draw:text-box>
        </draw:frame>
        <draw:frame draw:style-name="STANDARD-BESCHRIFTUNG-BERECHNET" draw:layer="Beschriftungen" svg:width="3.241cm" svg:height="0.34cm" svg:x="8.771cm" svg:y="5.734cm">
          <draw:text-box>
            <text:p>Left Column Width</text:p>
          </draw:text-box>
        </draw:frame>
        <draw:frame draw:style-name="STANDARD-BESCHRIFTUNG-BERECHNET" draw:layer="Beschriftungen" svg:width="3.622cm" svg:height="0.34cm" svg:x="14.081cm" svg:y="5.734cm">
          <draw:text-box>
            <text:p>Center Column Width</text:p>
          </draw:text-box>
        </draw:frame>
        <draw:frame draw:style-name="STANDARD-BESCHRIFTUNG-BERECHNET" draw:layer="Beschriftungen" svg:width="3.431cm" svg:height="0.34cm" svg:x="19.677cm" svg:y="5.734cm">
          <draw:text-box>
            <text:p>Right Column Width</text:p>
          </draw:text-box>
        </draw:frame>
        <draw:frame draw:style-name="STANDARD-BESCHRIFTUNG" draw:layer="Beschriftungen" svg:width="2.098cm" svg:height="0.34cm" draw:transform="rotate (1.5707963267946) translate (7.933cm 8.669cm)">
          <draw:text-box>
            <text:p>Box Spacing</text:p>
          </draw:text-box>
        </draw:frame>
        <draw:frame draw:style-name="STANDARD-BESCHRIFTUNG" draw:layer="Beschriftungen" svg:width="2.098cm" svg:height="0.34cm" draw:transform="rotate (1.5707963267946) translate (23.433cm 8.669cm)">
          <draw:text-box>
            <text:p>Box Spacing</text:p>
          </draw:text-box>
        </draw:frame>
        <draw:frame draw:style-name="STANDARD-BESCHRIFTUNG-BERECHNET" draw:layer="Beschriftungen" svg:width="1.907cm" svg:height="0.34cm" svg:x="14.935cm" svg:y="4.934cm">
          <draw:text-box>
            <text:p>Page Width</text:p>
          </draw:text-box>
        </draw:frame>
      </draw:page>
      <draw:page draw:name="page4" draw:style-name="dp1" draw:master-page-name="Standard">
        <draw:rect draw:style-name="gr2" draw:layer="layout" svg:width="20.75cm" svg:height="10.25cm" svg:x="3.75cm" svg:y="4.75cm">
          <text:p/>
        </draw:rect>
        <draw:custom-shape draw:style-name="gr1" draw:text-style-name="P1" draw:layer="layout" svg:width="16.5cm" svg:height="5.5cm" svg:x="7.601cm" svg:y="9.1cm">
          <text:p/>
          <draw:enhanced-geometry svg:viewBox="0 0 21600 21600" draw:type="rectangle" draw:enhanced-path="M 0 0 L 21600 0 21600 21600 0 21600 0 0 Z N"/>
        </draw:custom-shape>
        <draw:rect draw:style-name="STANDARD-MARGIN" draw:layer="layout" svg:width="3.5cm" svg:height="3.5cm" svg:x="8.6cm" svg:y="10.1cm">
          <text:p/>
        </draw:rect>
        <draw:rect draw:style-name="STANDARD-INNENBEREICH" draw:layer="layout" svg:width="2cm" svg:height="2cm" svg:x="9.35cm" svg:y="10.85cm">
          <text:p/>
        </draw:rect>
        <draw:rect draw:style-name="STANDARD-MARGIN" draw:layer="layout" svg:width="10cm" svg:height="3.5cm" svg:x="13.1cm" svg:y="10.1cm">
          <text:p/>
        </draw:rect>
        <draw:rect draw:style-name="STANDARD-INNENBEREICH" draw:layer="layout" svg:width="8.5cm" svg:height="2cm" svg:x="13.85cm" svg:y="10.85cm">
          <text:p/>
        </draw:rect>
        <draw:line draw:style-name="STANDARD-ABMESSUNGEN" draw:layer="measurelines" svg:x1="13.85cm" svg:y1="12.35cm" svg:x2="22.35cm" svg:y2="12.35cm">
          <text:p/>
        </draw:line>
        <draw:line draw:style-name="STANDARD-BERECHNET" draw:layer="measurelines" svg:x1="13.1cm" svg:y1="11.35cm" svg:x2="23.1cm" svg:y2="11.35cm">
          <text:p/>
        </draw:line>
        <draw:frame draw:style-name="STANDARD-BESCHRIFTUNG-MASSLINIE" draw:layer="Beschriftungen" svg:width="3.758cm" svg:height="0.323cm" svg:x="16.25cm" svg:y="12.189cm">
          <draw:text-box>
            <text:p><text:span text:style-name="T1">Data Area inner Width</text:span></text:p>
          </draw:text-box>
        </draw:frame>
        <draw:frame draw:style-name="STANDARD-BESCHRIFTUNG-INNENBEREICH" draw:text-style-name="P3" draw:layer="Beschriftungen" svg:width="2.742cm" svg:height="0.302cm" svg:x="16.75cm" svg:y="11.201cm">
          <draw:text-box>
            <text:p><text:span text:style-name="T1">Data Area Width</text:span></text:p>
          </draw:text-box>
        </draw:frame>
        <draw:line draw:style-name="STANDARD-MASSLINIE" draw:layer="measurelines" svg:x1="8.601cm" svg:y1="6.152cm" svg:x2="8.601cm" svg:y2="14.601cm">
          <text:p/>
        </draw:line>
        <draw:line draw:style-name="STANDARD-MASSLINIE" draw:layer="measurelines" svg:x1="9.351cm" svg:y1="8.802cm" svg:x2="9.351cm" svg:y2="14.601cm">
          <text:p/>
        </draw:line>
        <draw:line draw:style-name="STANDARD-MASSLINIE" draw:layer="measurelines" svg:x1="11.351cm" svg:y1="8.802cm" svg:x2="11.351cm" svg:y2="14.601cm">
          <text:p/>
        </draw:line>
        <draw:line draw:style-name="STANDARD-MASSLINIE" draw:layer="measurelines" svg:x1="13.101cm" svg:y1="6.152cm" svg:x2="13.101cm" svg:y2="14.601cm">
          <text:p/>
        </draw:line>
        <draw:line draw:style-name="STANDARD-MASSLINIE" draw:layer="measurelines" svg:x1="13.851cm" svg:y1="8.802cm" svg:x2="13.851cm" svg:y2="14.601cm">
          <text:p/>
        </draw:line>
        <draw:line draw:style-name="STANDARD-MASSLINIE" draw:layer="measurelines" svg:x1="17.851cm" svg:y1="8.802cm" svg:x2="17.851cm" svg:y2="14.601cm">
          <text:p/>
        </draw:line>
        <draw:line draw:style-name="STANDARD-MASSLINIE" draw:layer="measurelines" svg:x1="18.601cm" svg:y1="6.152cm" svg:x2="18.601cm" svg:y2="14.601cm">
          <text:p/>
        </draw:line>
        <draw:line draw:style-name="STANDARD-MASSLINIE" draw:layer="measurelines" svg:x1="19.601cm" svg:y1="6.152cm" svg:x2="19.601cm" svg:y2="14.601cm">
          <text:p/>
        </draw:line>
        <draw:line draw:style-name="STANDARD-MASSLINIE" draw:layer="measurelines" svg:x1="20.351cm" svg:y1="8.802cm" svg:x2="20.351cm" svg:y2="14.601cm">
          <text:p/>
        </draw:line>
        <draw:line draw:style-name="STANDARD-MASSLINIE" draw:layer="measurelines" svg:x1="22.351cm" svg:y1="8.802cm" svg:x2="22.351cm" svg:y2="14.601cm">
          <text:p/>
        </draw:line>
        <draw:line draw:style-name="STANDARD-MASSLINIE" draw:layer="measurelines" svg:x1="23.101cm" svg:y1="6.152cm" svg:x2="23.101cm" svg:y2="14.601cm">
          <text:p/>
        </draw:line>
        <draw:line draw:style-name="STANDARD-MASSLINIE" draw:layer="measurelines" svg:x1="12.101cm" svg:y1="6.152cm" svg:x2="12.101cm" svg:y2="14.601cm">
          <text:p/>
        </draw:line>
        <draw:line draw:style-name="STANDARD-MASSLINIE" draw:layer="measurelines" svg:x1="23.101cm" svg:y1="10.101cm" svg:x2="4.451cm" svg:y2="10.101cm">
          <text:p/>
        </draw:line>
        <draw:line draw:style-name="STANDARD-MASSLINIE" draw:layer="measurelines" svg:x1="23.101cm" svg:y1="10.851cm" svg:x2="7.201cm" svg:y2="10.851cm">
          <text:p/>
        </draw:line>
        <draw:line draw:style-name="STANDARD-MASSLINIE" draw:layer="measurelines" svg:x1="23.101cm" svg:y1="12.851cm" svg:x2="7.201cm" svg:y2="12.851cm">
          <text:p/>
        </draw:line>
        <draw:line draw:style-name="STANDARD-MASSLINIE" draw:layer="measurelines" svg:x1="23.101cm" svg:y1="13.601cm" svg:x2="4.451cm" svg:y2="13.601cm">
          <text:p/>
        </draw:line>
        <draw:line draw:style-name="STANDARD-ABMESSUNGEN" draw:layer="measurelines" svg:x1="7.201cm" svg:y1="10.851cm" svg:x2="7.201cm" svg:y2="10.101cm">
          <text:p/>
        </draw:line>
        <draw:line draw:style-name="STANDARD-ABMESSUNGEN" draw:layer="measurelines" svg:x1="7.201cm" svg:y1="12.851cm" svg:x2="7.201cm" svg:y2="10.851cm">
          <text:p/>
        </draw:line>
        <draw:line draw:style-name="STANDARD-ABMESSUNGEN" draw:layer="measurelines" svg:x1="7.201cm" svg:y1="13.601cm" svg:x2="7.201cm" svg:y2="12.851cm">
          <text:p/>
        </draw:line>
        <draw:line draw:style-name="STANDARD-BERECHNET" draw:layer="measurelines" svg:x1="4.451cm" svg:y1="13.601cm" svg:x2="4.451cm" svg:y2="10.101cm">
          <text:p/>
        </draw:line>
        <draw:line draw:style-name="STANDARD-MASSLINIE" draw:layer="measurelines" svg:x1="23.101cm" svg:y1="14.601cm" svg:x2="7.201cm" svg:y2="14.601cm">
          <text:p/>
        </draw:line>
        <draw:line draw:style-name="STANDARD-ABMESSUNGEN" draw:layer="measurelines" svg:x1="7.201cm" svg:y1="14.601cm" svg:x2="7.201cm" svg:y2="13.601cm">
          <text:p/>
        </draw:line>
        <draw:line draw:style-name="STANDARD-MASSLINIE" draw:layer="measurelines" svg:x1="7.601cm" svg:y1="5.352cm" svg:x2="7.601cm" svg:y2="14.601cm">
          <text:p/>
        </draw:line>
        <draw:line draw:style-name="STANDARD-MASSLINIE" draw:layer="measurelines" svg:x1="24.101cm" svg:y1="5.352cm" svg:x2="24.101cm" svg:y2="14.601cm">
          <text:p/>
        </draw:line>
        <draw:line draw:style-name="STANDARD-MASSLINIE" draw:layer="measurelines" svg:x1="23.101cm" svg:y1="9.101cm" svg:x2="7.201cm" svg:y2="9.101cm">
          <text:p/>
        </draw:line>
        <draw:line draw:style-name="STANDARD-ABMESSUNGEN" draw:layer="measurelines" svg:x1="7.201cm" svg:y1="10.101cm" svg:x2="7.201cm" svg:y2="9.101cm">
          <text:p/>
        </draw:line>
        <draw:line draw:style-name="STANDARD-ABMESSUNGEN" draw:layer="measurelines" svg:x1="9.351cm" svg:y1="8.802cm" svg:x2="11.351cm" svg:y2="8.802cm">
          <text:p/>
        </draw:line>
        <draw:line draw:style-name="STANDARD-ABMESSUNGEN" draw:layer="measurelines" svg:x1="8.601cm" svg:y1="8.802cm" svg:x2="9.351cm" svg:y2="8.802cm">
          <text:p/>
        </draw:line>
        <draw:line draw:style-name="STANDARD-ABMESSUNGEN" draw:layer="measurelines" svg:x1="11.351cm" svg:y1="8.802cm" svg:x2="12.101cm" svg:y2="8.802cm">
          <text:p/>
        </draw:line>
        <draw:line draw:style-name="STANDARD-ABMESSUNGEN" draw:layer="measurelines" svg:x1="13.101cm" svg:y1="8.802cm" svg:x2="13.851cm" svg:y2="8.802cm">
          <text:p/>
        </draw:line>
        <draw:line draw:style-name="STANDARD-ABMESSUNGEN" draw:layer="measurelines" svg:x1="13.851cm" svg:y1="8.802cm" svg:x2="17.851cm" svg:y2="8.802cm">
          <text:p/>
        </draw:line>
        <draw:line draw:style-name="STANDARD-ABMESSUNGEN" draw:layer="measurelines" svg:x1="17.851cm" svg:y1="8.802cm" svg:x2="18.601cm" svg:y2="8.802cm">
          <text:p/>
        </draw:line>
        <draw:line draw:style-name="STANDARD-ABMESSUNGEN" draw:layer="measurelines" svg:x1="19.601cm" svg:y1="8.802cm" svg:x2="20.351cm" svg:y2="8.802cm">
          <text:p/>
        </draw:line>
        <draw:line draw:style-name="STANDARD-ABMESSUNGEN" draw:layer="measurelines" svg:x1="22.351cm" svg:y1="8.802cm" svg:x2="20.351cm" svg:y2="8.802cm">
          <text:p/>
        </draw:line>
        <draw:line draw:style-name="STANDARD-ABMESSUNGEN" draw:layer="measurelines" svg:x1="23.101cm" svg:y1="8.802cm" svg:x2="22.351cm" svg:y2="8.802cm">
          <text:p/>
        </draw:line>
        <draw:line draw:style-name="STANDARD-ABMESSUNGEN" draw:layer="measurelines" svg:x1="12.101cm" svg:y1="8.802cm" svg:x2="13.101cm" svg:y2="8.802cm">
          <text:p/>
        </draw:line>
        <draw:line draw:style-name="STANDARD-ABMESSUNGEN" draw:layer="measurelines" svg:x1="18.601cm" svg:y1="8.802cm" svg:x2="19.601cm" svg:y2="8.802cm">
          <text:p/>
        </draw:line>
        <draw:line draw:style-name="STANDARD-BERECHNET" draw:layer="measurelines" svg:x1="8.6cm" svg:y1="6.152cm" svg:x2="12.1cm" svg:y2="6.152cm">
          <text:p/>
        </draw:line>
        <draw:line draw:style-name="STANDARD-BERECHNET" draw:layer="measurelines" svg:x1="13.1cm" svg:y1="6.152cm" svg:x2="18.6cm" svg:y2="6.152cm">
          <text:p/>
        </draw:line>
        <draw:line draw:style-name="STANDARD-BERECHNET" draw:layer="measurelines" svg:x1="19.6cm" svg:y1="6.152cm" svg:x2="23.1cm" svg:y2="6.152cm">
          <text:p/>
        </draw:line>
        <draw:line draw:style-name="STANDARD-ABMESSUNGEN" draw:layer="measurelines" svg:x1="7.601cm" svg:y1="8.802cm" svg:x2="8.601cm" svg:y2="8.802cm">
          <text:p/>
        </draw:line>
        <draw:line draw:style-name="STANDARD-ABMESSUNGEN" draw:layer="measurelines" svg:x1="23.101cm" svg:y1="8.802cm" svg:x2="24.101cm" svg:y2="8.802cm">
          <text:p/>
        </draw:line>
        <draw:line draw:style-name="STANDARD-BERECHNET" draw:layer="measurelines" svg:x1="7.601cm" svg:y1="5.352cm" svg:x2="24.101cm" svg:y2="5.352cm">
          <text:p/>
        </draw:line>
        <draw:frame draw:style-name="STANDARD-BESCHRIFTUNG" draw:text-style-name="P3" draw:layer="Beschriftungen" svg:width="1.695cm" svg:height="0.302cm" svg:x="5.292cm" svg:y="10.352cm">
          <draw:text-box>
            <text:p><text:span text:style-name="T1">Top margin</text:span></text:p>
          </draw:text-box>
        </draw:frame>
        <draw:frame draw:style-name="STANDARD-BESCHRIFTUNG" draw:text-style-name="P3" draw:layer="Beschriftungen" svg:width="2.203cm" svg:height="0.302cm" svg:x="4.784cm" svg:y="13.038cm">
          <draw:text-box>
            <text:p><text:span text:style-name="T1">Bottom Margin</text:span></text:p>
          </draw:text-box>
        </draw:frame>
        <draw:frame draw:style-name="STANDARD-BESCHRIFTUNG" draw:text-style-name="P3" draw:layer="Beschriftungen" svg:width="2.034cm" svg:height="0.302cm" svg:x="4.953cm" svg:y="11.602cm">
          <draw:text-box>
            <text:p><text:span text:style-name="T1">Inner height</text:span></text:p>
          </draw:text-box>
        </draw:frame>
        <draw:frame draw:style-name="STANDARD-BESCHRIFTUNG" draw:text-style-name="P3" draw:layer="Beschriftungen" svg:width="1.865cm" svg:height="0.302cm" svg:x="5.122cm" svg:y="13.938cm">
          <draw:text-box>
            <text:p><text:span text:style-name="T1">Box Spacing</text:span></text:p>
          </draw:text-box>
        </draw:frame>
        <draw:frame draw:style-name="STANDARD-BESCHRIFTUNG-BERECHNET" draw:text-style-name="P3" draw:layer="Beschriftungen" svg:width="1.018cm" svg:height="0.302cm" draw:transform="rotate (1.5707963267946) translate (4.052cm 12.369cm)">
          <draw:text-box>
            <text:p><text:span text:style-name="T1">Height</text:span></text:p>
          </draw:text-box>
        </draw:frame>
        <draw:frame draw:style-name="STANDARD-BESCHRIFTUNG" draw:text-style-name="P3" draw:layer="Beschriftungen" svg:width="1.865cm" svg:height="0.302cm" svg:x="5.122cm" svg:y="9.438cm">
          <draw:text-box>
            <text:p><text:span text:style-name="T1">Box Spacing</text:span></text:p>
          </draw:text-box>
        </draw:frame>
        <draw:frame draw:style-name="STANDARD-BESCHRIFTUNG" draw:layer="Beschriftungen" svg:width="2.098cm" svg:height="0.34cm" draw:transform="rotate (1.5707963267946) translate (18.933cm 8.669cm)">
          <draw:text-box>
            <text:p>Box Spacing</text:p>
          </draw:text-box>
        </draw:frame>
        <draw:frame draw:style-name="STANDARD-BESCHRIFTUNG" draw:layer="Beschriftungen" svg:width="2.098cm" svg:height="0.34cm" draw:transform="rotate (1.5707963267946) translate (12.433cm 8.669cm)">
          <draw:text-box>
            <text:p>Box Spacing</text:p>
          </draw:text-box>
        </draw:frame>
        <draw:frame draw:style-name="STANDARD-BESCHRIFTUNG" draw:layer="Beschriftungen" svg:width="2.098cm" svg:height="0.34cm" draw:transform="rotate (1.5707963267946) translate (8.833cm 8.669cm)">
          <draw:text-box>
            <text:p>Left Margin</text:p>
          </draw:text-box>
        </draw:frame>
        <draw:frame draw:style-name="STANDARD-BESCHRIFTUNG" draw:layer="Beschriftungen" svg:width="2.098cm" svg:height="0.34cm" draw:transform="rotate (1.5707963267946) translate (13.333cm 8.669cm)">
          <draw:text-box>
            <text:p>Left Margin</text:p>
          </draw:text-box>
        </draw:frame>
        <draw:frame draw:style-name="STANDARD-BESCHRIFTUNG" draw:layer="Beschriftungen" svg:width="2.098cm" svg:height="0.34cm" draw:transform="rotate (1.5707963267946) translate (19.833cm 8.669cm)">
          <draw:text-box>
            <text:p>Left Margin</text:p>
          </draw:text-box>
        </draw:frame>
        <draw:frame draw:style-name="STANDARD-BESCHRIFTUNG" draw:layer="Beschriftungen" svg:width="2.288cm" svg:height="0.34cm" draw:transform="rotate (1.5707963267946) translate (22.531cm 8.68cm)">
          <draw:text-box>
            <text:p>Right Margin</text:p>
          </draw:text-box>
        </draw:frame>
        <draw:frame draw:style-name="STANDARD-BESCHRIFTUNG" draw:layer="Beschriftungen" svg:width="2.288cm" svg:height="0.34cm" draw:transform="rotate (1.5707963267946) translate (18.031cm 8.68cm)">
          <draw:text-box>
            <text:p>Right Margin</text:p>
          </draw:text-box>
        </draw:frame>
        <draw:frame draw:style-name="STANDARD-BESCHRIFTUNG" draw:layer="Beschriftungen" svg:width="2.288cm" svg:height="0.34cm" draw:transform="rotate (1.5707963267946) translate (11.531cm 8.68cm)">
          <draw:text-box>
            <text:p>Right Margin</text:p>
          </draw:text-box>
        </draw:frame>
        <draw:frame draw:style-name="STANDARD-BESCHRIFTUNG" draw:layer="Beschriftungen" svg:width="2.098cm" svg:height="0.679cm" draw:transform="rotate (1.5707963267946) translate (10.064cm 8.669cm)">
          <draw:text-box>
            <text:p text:style-name="P2">Left Column<text:line-break/>inner Width</text:p>
          </draw:text-box>
        </draw:frame>
        <draw:frame draw:style-name="STANDARD-BESCHRIFTUNG" draw:layer="Beschriftungen" svg:width="2.479cm" svg:height="0.679cm" draw:transform="rotate (1.5707963267946) translate (15.612cm 8.691cm)">
          <draw:text-box>
            <text:p text:style-name="P2">Center Column<text:line-break/>inner Width</text:p>
          </draw:text-box>
        </draw:frame>
        <draw:frame draw:style-name="STANDARD-BESCHRIFTUNG" draw:layer="Beschriftungen" svg:width="2.479cm" svg:height="0.679cm" draw:transform="rotate (1.5707963267946) translate (21.112cm 8.691cm)">
          <draw:text-box>
            <text:p text:style-name="P2">Right Column <text:line-break/>inner Width</text:p>
          </draw:text-box>
        </draw:frame>
        <draw:frame draw:style-name="STANDARD-BESCHRIFTUNG-BERECHNET" draw:layer="Beschriftungen" svg:width="3.241cm" svg:height="0.34cm" svg:x="8.771cm" svg:y="5.734cm">
          <draw:text-box>
            <text:p>Left Column Width</text:p>
          </draw:text-box>
        </draw:frame>
        <draw:frame draw:style-name="STANDARD-BESCHRIFTUNG-BERECHNET" draw:layer="Beschriftungen" svg:width="3.622cm" svg:height="0.34cm" svg:x="14.081cm" svg:y="5.734cm">
          <draw:text-box>
            <text:p>Center Column Width</text:p>
          </draw:text-box>
        </draw:frame>
        <draw:frame draw:style-name="STANDARD-BESCHRIFTUNG-BERECHNET" draw:layer="Beschriftungen" svg:width="3.431cm" svg:height="0.34cm" svg:x="19.677cm" svg:y="5.734cm">
          <draw:text-box>
            <text:p>Right Column Width</text:p>
          </draw:text-box>
        </draw:frame>
        <draw:frame draw:style-name="STANDARD-BESCHRIFTUNG" draw:layer="Beschriftungen" svg:width="2.098cm" svg:height="0.34cm" draw:transform="rotate (1.5707963267946) translate (7.933cm 8.669cm)">
          <draw:text-box>
            <text:p>Box Spacing</text:p>
          </draw:text-box>
        </draw:frame>
        <draw:frame draw:style-name="STANDARD-BESCHRIFTUNG" draw:layer="Beschriftungen" svg:width="2.098cm" svg:height="0.34cm" draw:transform="rotate (1.5707963267946) translate (23.433cm 8.669cm)">
          <draw:text-box>
            <text:p>Box Spacing</text:p>
          </draw:text-box>
        </draw:frame>
        <draw:frame draw:style-name="STANDARD-BESCHRIFTUNG-BERECHNET" draw:layer="Beschriftungen" svg:width="1.907cm" svg:height="0.34cm" svg:x="14.935cm" svg:y="4.934cm">
          <draw:text-box>
            <text:p>Page Width</text:p>
          </draw:text-box>
        </draw:frame>
      </draw:page>
      <draw:page draw:name="page5" draw:style-name="dp1" draw:master-page-name="Standard">
        <draw:rect draw:style-name="gr2" draw:layer="layout" svg:width="20.75cm" svg:height="10.25cm" svg:x="3.75cm" svg:y="4.75cm">
          <text:p/>
        </draw:rect>
        <draw:custom-shape draw:style-name="gr1" draw:text-style-name="P1" draw:layer="layout" svg:width="16.5cm" svg:height="5.5cm" svg:x="7.601cm" svg:y="9.1cm">
          <text:p/>
          <draw:enhanced-geometry svg:viewBox="0 0 21600 21600" draw:type="rectangle" draw:enhanced-path="M 0 0 L 21600 0 21600 21600 0 21600 0 0 Z N"/>
        </draw:custom-shape>
        <draw:rect draw:style-name="STANDARD-MARGIN" draw:layer="layout" svg:width="14.5cm" svg:height="3.5cm" svg:x="8.6cm" svg:y="10.1cm">
          <text:p/>
        </draw:rect>
        <draw:rect draw:style-name="STANDARD-INNENBEREICH" draw:layer="layout" svg:width="13cm" svg:height="2cm" svg:x="9.35cm" svg:y="10.85cm">
          <text:p/>
        </draw:rect>
        <draw:line draw:style-name="STANDARD-ABMESSUNGEN" draw:layer="measurelines" svg:x1="9.35cm" svg:y1="12.35cm" svg:x2="22.35cm" svg:y2="12.35cm">
          <text:p/>
        </draw:line>
        <draw:line draw:style-name="STANDARD-BERECHNET" draw:layer="measurelines" svg:x1="8.6cm" svg:y1="11.35cm" svg:x2="23.1cm" svg:y2="11.35cm">
          <text:p/>
        </draw:line>
        <draw:frame draw:style-name="STANDARD-BESCHRIFTUNG-MASSLINIE" draw:layer="Beschriftungen" svg:width="8.013cm" svg:height="0.361cm" svg:x="11.97cm" svg:y="12.17cm">
          <draw:text-box>
            <text:p>Data Area inner Width / Total inner Width</text:p>
          </draw:text-box>
        </draw:frame>
        <draw:frame draw:style-name="STANDARD-BESCHRIFTUNG-INNENBEREICH" draw:text-style-name="P3" draw:layer="Beschriftungen" svg:width="5.113cm" svg:height="0.302cm" svg:x="13.41cm" svg:y="11.201cm">
          <draw:text-box>
            <text:p><text:span text:style-name="T1">Data Area Width / Total Width</text:span></text:p>
          </draw:text-box>
        </draw:frame>
        <draw:line draw:style-name="STANDARD-MASSLINIE" draw:layer="measurelines" svg:x1="8.601cm" svg:y1="6.152cm" svg:x2="8.601cm" svg:y2="14.601cm">
          <text:p/>
        </draw:line>
        <draw:line draw:style-name="STANDARD-MASSLINIE" draw:layer="measurelines" svg:x1="9.351cm" svg:y1="8.802cm" svg:x2="9.351cm" svg:y2="14.601cm">
          <text:p/>
        </draw:line>
        <draw:line draw:style-name="STANDARD-MASSLINIE" draw:layer="measurelines" svg:x1="11.351cm" svg:y1="8.802cm" svg:x2="11.351cm" svg:y2="14.601cm">
          <text:p/>
        </draw:line>
        <draw:line draw:style-name="STANDARD-MASSLINIE" draw:layer="measurelines" svg:x1="13.101cm" svg:y1="6.152cm" svg:x2="13.101cm" svg:y2="14.601cm">
          <text:p/>
        </draw:line>
        <draw:line draw:style-name="STANDARD-MASSLINIE" draw:layer="measurelines" svg:x1="13.851cm" svg:y1="8.802cm" svg:x2="13.851cm" svg:y2="14.601cm">
          <text:p/>
        </draw:line>
        <draw:line draw:style-name="STANDARD-MASSLINIE" draw:layer="measurelines" svg:x1="17.851cm" svg:y1="8.802cm" svg:x2="17.851cm" svg:y2="14.601cm">
          <text:p/>
        </draw:line>
        <draw:line draw:style-name="STANDARD-MASSLINIE" draw:layer="measurelines" svg:x1="18.601cm" svg:y1="6.152cm" svg:x2="18.601cm" svg:y2="14.601cm">
          <text:p/>
        </draw:line>
        <draw:line draw:style-name="STANDARD-MASSLINIE" draw:layer="measurelines" svg:x1="19.601cm" svg:y1="6.152cm" svg:x2="19.601cm" svg:y2="14.601cm">
          <text:p/>
        </draw:line>
        <draw:line draw:style-name="STANDARD-MASSLINIE" draw:layer="measurelines" svg:x1="20.351cm" svg:y1="8.802cm" svg:x2="20.351cm" svg:y2="14.601cm">
          <text:p/>
        </draw:line>
        <draw:line draw:style-name="STANDARD-MASSLINIE" draw:layer="measurelines" svg:x1="22.351cm" svg:y1="8.802cm" svg:x2="22.351cm" svg:y2="14.601cm">
          <text:p/>
        </draw:line>
        <draw:line draw:style-name="STANDARD-MASSLINIE" draw:layer="measurelines" svg:x1="23.101cm" svg:y1="6.152cm" svg:x2="23.101cm" svg:y2="14.601cm">
          <text:p/>
        </draw:line>
        <draw:line draw:style-name="STANDARD-MASSLINIE" draw:layer="measurelines" svg:x1="12.101cm" svg:y1="6.152cm" svg:x2="12.101cm" svg:y2="14.601cm">
          <text:p/>
        </draw:line>
        <draw:line draw:style-name="STANDARD-MASSLINIE" draw:layer="measurelines" svg:x1="23.101cm" svg:y1="10.101cm" svg:x2="4.451cm" svg:y2="10.101cm">
          <text:p/>
        </draw:line>
        <draw:line draw:style-name="STANDARD-MASSLINIE" draw:layer="measurelines" svg:x1="23.101cm" svg:y1="10.851cm" svg:x2="7.201cm" svg:y2="10.851cm">
          <text:p/>
        </draw:line>
        <draw:line draw:style-name="STANDARD-MASSLINIE" draw:layer="measurelines" svg:x1="23.101cm" svg:y1="12.851cm" svg:x2="7.201cm" svg:y2="12.851cm">
          <text:p/>
        </draw:line>
        <draw:line draw:style-name="STANDARD-MASSLINIE" draw:layer="measurelines" svg:x1="23.101cm" svg:y1="13.601cm" svg:x2="4.451cm" svg:y2="13.601cm">
          <text:p/>
        </draw:line>
        <draw:line draw:style-name="STANDARD-ABMESSUNGEN" draw:layer="measurelines" svg:x1="7.201cm" svg:y1="10.851cm" svg:x2="7.201cm" svg:y2="10.101cm">
          <text:p/>
        </draw:line>
        <draw:line draw:style-name="STANDARD-ABMESSUNGEN" draw:layer="measurelines" svg:x1="7.201cm" svg:y1="12.851cm" svg:x2="7.201cm" svg:y2="10.851cm">
          <text:p/>
        </draw:line>
        <draw:line draw:style-name="STANDARD-ABMESSUNGEN" draw:layer="measurelines" svg:x1="7.201cm" svg:y1="13.601cm" svg:x2="7.201cm" svg:y2="12.851cm">
          <text:p/>
        </draw:line>
        <draw:line draw:style-name="STANDARD-BERECHNET" draw:layer="measurelines" svg:x1="4.451cm" svg:y1="13.601cm" svg:x2="4.451cm" svg:y2="10.101cm">
          <text:p/>
        </draw:line>
        <draw:line draw:style-name="STANDARD-MASSLINIE" draw:layer="measurelines" svg:x1="23.101cm" svg:y1="14.601cm" svg:x2="7.201cm" svg:y2="14.601cm">
          <text:p/>
        </draw:line>
        <draw:line draw:style-name="STANDARD-ABMESSUNGEN" draw:layer="measurelines" svg:x1="7.201cm" svg:y1="14.601cm" svg:x2="7.201cm" svg:y2="13.601cm">
          <text:p/>
        </draw:line>
        <draw:line draw:style-name="STANDARD-MASSLINIE" draw:layer="measurelines" svg:x1="7.601cm" svg:y1="5.352cm" svg:x2="7.601cm" svg:y2="14.601cm">
          <text:p/>
        </draw:line>
        <draw:line draw:style-name="STANDARD-MASSLINIE" draw:layer="measurelines" svg:x1="24.101cm" svg:y1="5.352cm" svg:x2="24.101cm" svg:y2="14.601cm">
          <text:p/>
        </draw:line>
        <draw:line draw:style-name="STANDARD-MASSLINIE" draw:layer="measurelines" svg:x1="23.101cm" svg:y1="9.101cm" svg:x2="7.201cm" svg:y2="9.101cm">
          <text:p/>
        </draw:line>
        <draw:line draw:style-name="STANDARD-ABMESSUNGEN" draw:layer="measurelines" svg:x1="7.201cm" svg:y1="10.101cm" svg:x2="7.201cm" svg:y2="9.101cm">
          <text:p/>
        </draw:line>
        <draw:line draw:style-name="STANDARD-ABMESSUNGEN" draw:layer="measurelines" svg:x1="9.351cm" svg:y1="8.802cm" svg:x2="11.351cm" svg:y2="8.802cm">
          <text:p/>
        </draw:line>
        <draw:line draw:style-name="STANDARD-ABMESSUNGEN" draw:layer="measurelines" svg:x1="8.601cm" svg:y1="8.802cm" svg:x2="9.351cm" svg:y2="8.802cm">
          <text:p/>
        </draw:line>
        <draw:line draw:style-name="STANDARD-ABMESSUNGEN" draw:layer="measurelines" svg:x1="11.351cm" svg:y1="8.802cm" svg:x2="12.101cm" svg:y2="8.802cm">
          <text:p/>
        </draw:line>
        <draw:line draw:style-name="STANDARD-ABMESSUNGEN" draw:layer="measurelines" svg:x1="13.101cm" svg:y1="8.802cm" svg:x2="13.851cm" svg:y2="8.802cm">
          <text:p/>
        </draw:line>
        <draw:line draw:style-name="STANDARD-ABMESSUNGEN" draw:layer="measurelines" svg:x1="13.851cm" svg:y1="8.802cm" svg:x2="17.851cm" svg:y2="8.802cm">
          <text:p/>
        </draw:line>
        <draw:line draw:style-name="STANDARD-ABMESSUNGEN" draw:layer="measurelines" svg:x1="17.851cm" svg:y1="8.802cm" svg:x2="18.601cm" svg:y2="8.802cm">
          <text:p/>
        </draw:line>
        <draw:line draw:style-name="STANDARD-ABMESSUNGEN" draw:layer="measurelines" svg:x1="19.601cm" svg:y1="8.802cm" svg:x2="20.351cm" svg:y2="8.802cm">
          <text:p/>
        </draw:line>
        <draw:line draw:style-name="STANDARD-ABMESSUNGEN" draw:layer="measurelines" svg:x1="22.351cm" svg:y1="8.802cm" svg:x2="20.351cm" svg:y2="8.802cm">
          <text:p/>
        </draw:line>
        <draw:line draw:style-name="STANDARD-ABMESSUNGEN" draw:layer="measurelines" svg:x1="23.101cm" svg:y1="8.802cm" svg:x2="22.351cm" svg:y2="8.802cm">
          <text:p/>
        </draw:line>
        <draw:line draw:style-name="STANDARD-ABMESSUNGEN" draw:layer="measurelines" svg:x1="12.101cm" svg:y1="8.802cm" svg:x2="13.101cm" svg:y2="8.802cm">
          <text:p/>
        </draw:line>
        <draw:line draw:style-name="STANDARD-ABMESSUNGEN" draw:layer="measurelines" svg:x1="18.601cm" svg:y1="8.802cm" svg:x2="19.601cm" svg:y2="8.802cm">
          <text:p/>
        </draw:line>
        <draw:line draw:style-name="STANDARD-BERECHNET" draw:layer="measurelines" svg:x1="8.6cm" svg:y1="6.152cm" svg:x2="12.1cm" svg:y2="6.152cm">
          <text:p/>
        </draw:line>
        <draw:line draw:style-name="STANDARD-BERECHNET" draw:layer="measurelines" svg:x1="13.1cm" svg:y1="6.152cm" svg:x2="18.6cm" svg:y2="6.152cm">
          <text:p/>
        </draw:line>
        <draw:line draw:style-name="STANDARD-BERECHNET" draw:layer="measurelines" svg:x1="19.6cm" svg:y1="6.152cm" svg:x2="23.1cm" svg:y2="6.152cm">
          <text:p/>
        </draw:line>
        <draw:line draw:style-name="STANDARD-ABMESSUNGEN" draw:layer="measurelines" svg:x1="7.601cm" svg:y1="8.802cm" svg:x2="8.601cm" svg:y2="8.802cm">
          <text:p/>
        </draw:line>
        <draw:line draw:style-name="STANDARD-ABMESSUNGEN" draw:layer="measurelines" svg:x1="23.101cm" svg:y1="8.802cm" svg:x2="24.101cm" svg:y2="8.802cm">
          <text:p/>
        </draw:line>
        <draw:line draw:style-name="STANDARD-BERECHNET" draw:layer="measurelines" svg:x1="7.601cm" svg:y1="5.352cm" svg:x2="24.101cm" svg:y2="5.352cm">
          <text:p/>
        </draw:line>
        <draw:frame draw:style-name="STANDARD-BESCHRIFTUNG" draw:text-style-name="P3" draw:layer="Beschriftungen" svg:width="1.695cm" svg:height="0.302cm" svg:x="5.292cm" svg:y="10.352cm">
          <draw:text-box>
            <text:p><text:span text:style-name="T1">Top margin</text:span></text:p>
          </draw:text-box>
        </draw:frame>
        <draw:frame draw:style-name="STANDARD-BESCHRIFTUNG" draw:text-style-name="P3" draw:layer="Beschriftungen" svg:width="2.203cm" svg:height="0.302cm" svg:x="4.784cm" svg:y="13.038cm">
          <draw:text-box>
            <text:p><text:span text:style-name="T1">Bottom Margin</text:span></text:p>
          </draw:text-box>
        </draw:frame>
        <draw:frame draw:style-name="STANDARD-BESCHRIFTUNG" draw:text-style-name="P3" draw:layer="Beschriftungen" svg:width="2.034cm" svg:height="0.302cm" svg:x="4.953cm" svg:y="11.602cm">
          <draw:text-box>
            <text:p><text:span text:style-name="T1">Inner height</text:span></text:p>
          </draw:text-box>
        </draw:frame>
        <draw:frame draw:style-name="STANDARD-BESCHRIFTUNG" draw:text-style-name="P3" draw:layer="Beschriftungen" svg:width="1.865cm" svg:height="0.302cm" svg:x="5.122cm" svg:y="13.938cm">
          <draw:text-box>
            <text:p><text:span text:style-name="T1">Box Spacing</text:span></text:p>
          </draw:text-box>
        </draw:frame>
        <draw:frame draw:style-name="STANDARD-BESCHRIFTUNG-BERECHNET" draw:text-style-name="P3" draw:layer="Beschriftungen" svg:width="1.018cm" svg:height="0.302cm" draw:transform="rotate (1.5707963267946) translate (4.052cm 12.369cm)">
          <draw:text-box>
            <text:p><text:span text:style-name="T1">Height</text:span></text:p>
          </draw:text-box>
        </draw:frame>
        <draw:frame draw:style-name="STANDARD-BESCHRIFTUNG" draw:text-style-name="P3" draw:layer="Beschriftungen" svg:width="1.865cm" svg:height="0.302cm" svg:x="5.122cm" svg:y="9.438cm">
          <draw:text-box>
            <text:p><text:span text:style-name="T1">Box Spacing</text:span></text:p>
          </draw:text-box>
        </draw:frame>
        <draw:frame draw:style-name="STANDARD-BESCHRIFTUNG" draw:layer="Beschriftungen" svg:width="2.098cm" svg:height="0.34cm" draw:transform="rotate (1.5707963267946) translate (18.933cm 8.669cm)">
          <draw:text-box>
            <text:p>Box Spacing</text:p>
          </draw:text-box>
        </draw:frame>
        <draw:frame draw:style-name="STANDARD-BESCHRIFTUNG" draw:layer="Beschriftungen" svg:width="2.098cm" svg:height="0.34cm" draw:transform="rotate (1.5707963267946) translate (12.433cm 8.669cm)">
          <draw:text-box>
            <text:p>Box Spacing</text:p>
          </draw:text-box>
        </draw:frame>
        <draw:frame draw:style-name="STANDARD-BESCHRIFTUNG" draw:layer="Beschriftungen" svg:width="2.098cm" svg:height="0.34cm" draw:transform="rotate (1.5707963267946) translate (8.833cm 8.669cm)">
          <draw:text-box>
            <text:p>Left Margin</text:p>
          </draw:text-box>
        </draw:frame>
        <draw:frame draw:style-name="STANDARD-BESCHRIFTUNG" draw:layer="Beschriftungen" svg:width="2.098cm" svg:height="0.34cm" draw:transform="rotate (1.5707963267946) translate (13.333cm 8.669cm)">
          <draw:text-box>
            <text:p>Left Margin</text:p>
          </draw:text-box>
        </draw:frame>
        <draw:frame draw:style-name="STANDARD-BESCHRIFTUNG" draw:layer="Beschriftungen" svg:width="2.098cm" svg:height="0.34cm" draw:transform="rotate (1.5707963267946) translate (19.833cm 8.669cm)">
          <draw:text-box>
            <text:p>Left Margin</text:p>
          </draw:text-box>
        </draw:frame>
        <draw:frame draw:style-name="STANDARD-BESCHRIFTUNG" draw:layer="Beschriftungen" svg:width="2.288cm" svg:height="0.34cm" draw:transform="rotate (1.5707963267946) translate (22.531cm 8.68cm)">
          <draw:text-box>
            <text:p>Right Margin</text:p>
          </draw:text-box>
        </draw:frame>
        <draw:frame draw:style-name="STANDARD-BESCHRIFTUNG" draw:layer="Beschriftungen" svg:width="2.288cm" svg:height="0.34cm" draw:transform="rotate (1.5707963267946) translate (18.031cm 8.68cm)">
          <draw:text-box>
            <text:p>Right Margin</text:p>
          </draw:text-box>
        </draw:frame>
        <draw:frame draw:style-name="STANDARD-BESCHRIFTUNG" draw:layer="Beschriftungen" svg:width="2.288cm" svg:height="0.34cm" draw:transform="rotate (1.5707963267946) translate (11.531cm 8.68cm)">
          <draw:text-box>
            <text:p>Right Margin</text:p>
          </draw:text-box>
        </draw:frame>
        <draw:frame draw:style-name="STANDARD-BESCHRIFTUNG" draw:layer="Beschriftungen" svg:width="2.098cm" svg:height="0.679cm" draw:transform="rotate (1.5707963267946) translate (10.064cm 8.669cm)">
          <draw:text-box>
            <text:p text:style-name="P2">Left Column<text:line-break/>inner Width</text:p>
          </draw:text-box>
        </draw:frame>
        <draw:frame draw:style-name="STANDARD-BESCHRIFTUNG" draw:layer="Beschriftungen" svg:width="2.479cm" svg:height="0.679cm" draw:transform="rotate (1.5707963267946) translate (15.612cm 8.691cm)">
          <draw:text-box>
            <text:p text:style-name="P2">Center Column<text:line-break/>inner Width</text:p>
          </draw:text-box>
        </draw:frame>
        <draw:frame draw:style-name="STANDARD-BESCHRIFTUNG" draw:layer="Beschriftungen" svg:width="2.479cm" svg:height="0.679cm" draw:transform="rotate (1.5707963267946) translate (21.112cm 8.691cm)">
          <draw:text-box>
            <text:p text:style-name="P2">Right Column <text:line-break/>inner Width</text:p>
          </draw:text-box>
        </draw:frame>
        <draw:frame draw:style-name="STANDARD-BESCHRIFTUNG-BERECHNET" draw:layer="Beschriftungen" svg:width="3.241cm" svg:height="0.34cm" svg:x="8.771cm" svg:y="5.734cm">
          <draw:text-box>
            <text:p>Left Column Width</text:p>
          </draw:text-box>
        </draw:frame>
        <draw:frame draw:style-name="STANDARD-BESCHRIFTUNG-BERECHNET" draw:layer="Beschriftungen" svg:width="3.622cm" svg:height="0.34cm" svg:x="14.081cm" svg:y="5.734cm">
          <draw:text-box>
            <text:p>Center Column Width</text:p>
          </draw:text-box>
        </draw:frame>
        <draw:frame draw:style-name="STANDARD-BESCHRIFTUNG-BERECHNET" draw:layer="Beschriftungen" svg:width="3.431cm" svg:height="0.34cm" svg:x="19.677cm" svg:y="5.734cm">
          <draw:text-box>
            <text:p>Right Column Width</text:p>
          </draw:text-box>
        </draw:frame>
        <draw:frame draw:style-name="STANDARD-BESCHRIFTUNG" draw:layer="Beschriftungen" svg:width="2.098cm" svg:height="0.34cm" draw:transform="rotate (1.5707963267946) translate (7.933cm 8.669cm)">
          <draw:text-box>
            <text:p>Box Spacing</text:p>
          </draw:text-box>
        </draw:frame>
        <draw:frame draw:style-name="STANDARD-BESCHRIFTUNG" draw:layer="Beschriftungen" svg:width="2.098cm" svg:height="0.34cm" draw:transform="rotate (1.5707963267946) translate (23.433cm 8.669cm)">
          <draw:text-box>
            <text:p>Box Spacing</text:p>
          </draw:text-box>
        </draw:frame>
        <draw:frame draw:style-name="STANDARD-BESCHRIFTUNG-BERECHNET" draw:layer="Beschriftungen" svg:width="1.907cm" svg:height="0.34cm" svg:x="14.935cm" svg:y="4.934cm">
          <draw:text-box>
            <text:p>Page Widt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hatch draw:name="Hatch_20_47" draw:display-name="Hatch 47" draw:style="single" draw:color="#b3b3b3" draw:distance="0.08cm" draw:rotation="45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Fine_20_Dashed_20__28_var_29_" svg:stroke-width="0cm" svg:stroke-color="#4c4c4c" draw:marker-start-width="0.21cm" draw:marker-start-center="false" draw:marker-end-width="0.21cm" draw:marker-end-center="false" svg:stroke-opacity="100%" draw:stroke-linejoin="round" draw:fill="solid" draw:fill-color="#99ccff" draw:secondary-fill-color="#99ccff" draw:fill-gradient-name="Gradient_20_10" draw:gradient-step-count="0" draw:fill-hatch-name="Hatch_20_4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MASSLINIE" style:family="graphic" style:parent-style-name="standard">
      <style:graphic-properties draw:stroke="dash" draw:stroke-dash="Fine_20_Dashed_20__28_var_29_" svg:stroke-width="0.03cm" svg:stroke-color="#999999" draw:marker-start-width="0.26cm" draw:marker-end-width="0.26cm"/>
    </style:style>
    <style:style style:name="STANDARD-ABMESSUNGEN" style:family="graphic" style:parent-style-name="standard">
      <style:graphic-properties draw:stroke="solid" draw:stroke-dash="Fine_20_Dashed_20__28_var_29_" svg:stroke-width="0cm" svg:stroke-color="#00ae00" draw:marker-start="Rounded_20_short_20_Arrow" draw:marker-start-width="0.25cm" draw:marker-start-center="false" draw:marker-end="Rounded_20_short_20_Arrow" draw:marker-end-width="0.25cm" draw:marker-end-center="false" svg:stroke-opacity="100%" draw:stroke-linejoin="round" draw:fill="solid" draw:fill-color="#99ccff" draw:secondary-fill-color="#99ccff" draw:fill-gradient-name="Gradient_20_10" draw:gradient-step-count="0" draw:fill-hatch-name="Hatch_20_4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-ABMESSUNGEN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MARGIN" style:family="graphic" style:parent-style-name="standard">
      <style:graphic-properties draw:fill="hatch" draw:fill-color="#cccccc" draw:fill-hatch-name="Hatch_20_47" draw:fill-hatch-solid="false" draw:fill-image-name="Empty" draw:textarea-horizontal-align="center" draw:textarea-vertical-align="middle"/>
      <style:paragraph-properties fo:text-align="center"/>
    </style:style>
    <style:style style:name="STANDARD-INNENBEREICH" style:family="graphic" style:parent-style-name="standard">
      <style:graphic-properties draw:fill="solid" draw:fill-color="#cccccc" draw:textarea-horizontal-align="center" draw:textarea-vertical-align="middle"/>
      <style:paragraph-properties fo:text-align="center"/>
    </style:style>
    <style:style style:name="STANDARD-BERECHNET" style:family="graphic" style:parent-style-name="STANDARD-ABMESSUNGEN">
      <style:graphic-properties svg:stroke-color="#dc2300"/>
    </style:style>
    <style:style style:name="STANDARD-BESCHRIFTUNG-BERECHNET" style:family="graphic" style:parent-style-name="standard">
      <style:graphic-properties draw:stroke="none" draw:fill="none" draw:auto-grow-width="true" fo:padding-top="0cm" fo:padding-bottom="0cm" fo:padding-left="0cm" fo:padding-right="0cm"/>
      <style:text-properties fo:color="#dc2300" fo:font-family="'Courier New'" style:font-style-name="Standard" style:font-family-generic="modern" style:font-pitch="fixed" fo:font-size="9pt" fo:font-weight="normal"/>
    </style:style>
    <style:style style:name="STANDARD-BESCHRIFTUNG" style:family="graphic" style:parent-style-name="standard">
      <style:graphic-properties draw:stroke="none" draw:fill="none" draw:auto-grow-width="true" fo:padding-top="0cm" fo:padding-bottom="0cm" fo:padding-left="0cm" fo:padding-right="0cm"/>
      <style:text-properties fo:color="#00ae00" fo:font-family="'Courier New'" style:font-style-name="Standard" style:font-family-generic="modern" style:font-pitch="fixed" fo:font-size="9pt" fo:font-style="normal" fo:font-weight="normal"/>
    </style:style>
    <style:style style:name="STANDARD-BESCHRIFTUNG-INNENBEREICH" style:family="graphic" style:parent-style-name="STANDARD-BESCHRIFTUNG-BERECHNET">
      <style:graphic-properties draw:fill="solid" draw:fill-color="#cccccc" fo:padding-left="0.1cm" fo:padding-right="0.1cm"/>
    </style:style>
    <style:style style:name="STANDARD-BESCHRIFTUNG-MASSLINIE" style:family="graphic" style:parent-style-name="STANDARD-BESCHRIFTUNG">
      <style:graphic-properties draw:fill="solid" draw:fill-color="#cccccc"/>
      <style:paragraph-properties fo:margin-left="0.1cm" fo:margin-right="0.1cm" fo:text-indent="0cm"/>
      <style:text-properties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eschriftungen">
        <svg:title>Beschriftungen</svg:title>
      </draw:layer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bert Diawara</meta:initial-creator>
    <meta:creation-date>2011-05-31T09:05:47.51</meta:creation-date>
    <dc:date>2013-01-08T20:30:49.53</dc:date>
    <dc:creator>Robert Diawara</dc:creator>
    <meta:editing-duration>PT12H18M13S</meta:editing-duration>
    <meta:editing-cycles>80</meta:editing-cycles>
    <meta:generator>LibreOffice/3.3$Win32 LibreOffice_project/330m19$Build-202</meta:generator>
    <meta:printed-by>Robert Diawara</meta:printed-by>
    <meta:print-date>2011-05-31T21:31:49.20</meta:print-date>
    <meta:document-statistic meta:object-count="445"/>
  </office:meta>
</office:document-meta>
</file>